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4cm" fo:min-width="8.39cm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56cm" fo:min-width="14.716cm"/>
    </style:style>
    <style:style style:name="gr6" style:family="graphic" style:parent-style-name="objectwithoutfill">
      <style:graphic-properties draw:stroke="solid"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marker-end="" draw:textarea-horizontal-align="justify" draw:textarea-vertical-align="middle" draw:auto-grow-height="false" fo:min-height="0.477cm" fo:min-width="3.485cm"/>
    </style:style>
    <style:style style:name="gr8" style:family="graphic" style:parent-style-name="Arrow_20_Line" style:list-style-name="L1">
      <style:graphic-properties draw:textarea-vertical-align="middle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9.763cm" svg:y="5.6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T_y=1§svg§600§FALSE§</svg:desc>
          <draw:g>
            <draw:path draw:style-name="gr2" draw:text-style-name="P2" draw:layer="layout" svg:width="2.668cm" svg:height="0.848cm" svg:x="12.582cm" svg:y="4.547cm" svg:viewBox="0 0 2669 849" svg:d="M1334 849c-444 0-889 0-1334 0 0-283 0-566 0-849 890 0 1779 0 2669 0 0 283 0 566 0 849-445 0-890 0-1335 0z">
              <text:p/>
            </draw:path>
            <draw:path draw:style-name="gr3" draw:text-style-name="P3" draw:layer="layout" svg:width="0.665cm" svg:height="0.661cm" svg:x="12.557cm" svg:y="4.497cm" svg:viewBox="0 0 666 662" svg:d="M394 70c9-28 12-34 23-36 8-3 42-3 61-3 101 0 146 3 146 81 0 14-6 53-9 78 0 3-2 14-2 17 0 8 2 14 11 14 11 0 14-9 14-23 9-57 18-113 28-170 0-3 0-14 0-17 0-11-9-11-25-11-182 0-364 0-546 0-22 0-25 3-31 20-19 57-39 115-58 173-3 2-6 14-6 16 0 6 3 12 11 12 9 0 11-6 17-20 53-154 78-170 224-170 13 0 26 0 39 0 25 0 25 3 25 11 0 5-3 19-3 22-44 174-87 348-131 522-9 37-11 45-118 45-33 0-42 0-42 19 0 12 12 12 17 12 28 0 56 0 81 0 28 0 56-3 84-3s56 3 81 3c28 0 59 0 87 0 8 0 20 0 20-20 0-11-6-11-31-11s-39 0-64 0c-28-3-37-6-37-22 1-7 0-6 3-20 44-173 88-346 131-519z">
              <text:p/>
            </draw:path>
            <draw:path draw:style-name="gr3" draw:text-style-name="P3" draw:layer="layout" svg:width="0.351cm" svg:height="0.44cm" svg:x="13.139cm" svg:y="5.005cm" svg:viewBox="0 0 352 441" svg:d="M350 42c2-8 2-11 2-14 0-14-11-22-22-22-8 0-20 2-28 16-3 6-8 25-11 39-5 20-9 40-14 59-6 14-25 101-28 109-28 19-31 59-84 59-48 0-48-45-48-56 0-37 17-81 37-134 8-20 11-28 11-39 0-34-28-59-64-59-70 0-101 92-101 103 0 9 8 9 11 9 11 0 11-3 14-11 17-56 45-81 73-81 11 0 17 5 17 22s-6 31-9 39c-33 84-39 109-39 140 0 11 0 44 25 67 23 16 51 19 70 19 28 0 51-8 76-31-11 39-17 67-48 101-17 22-45 45-81 45-6 0-36 0-53-23 39-5 39-36 39-39 0-19-19-25-28-25-17 0-39 14-39 45 0 36 34 61 81 61 70 0 154-53 176-139 22-87 43-174 65-260z">
              <text:p/>
            </draw:path>
            <draw:path draw:style-name="gr3" draw:text-style-name="P3" draw:layer="layout" svg:width="0.651cm" svg:height="0.228cm" svg:x="13.908cm" svg:y="4.801cm" svg:viewBox="0 0 652 229" svg:d="M618 39c14 0 34 0 34-19 0-20-20-20-31-20-197 0-393 0-590 0-14 0-31 0-31 20 0 19 17 19 31 19 196 0 391 0 587 0zM621 229c11 0 31 0 31-20 0-19-20-19-34-19-196 0-391 0-587 0-14 0-31 0-31 19 0 20 17 20 31 20 197 0 393 0 590 0z">
              <text:p/>
            </draw:path>
            <draw:path draw:style-name="gr3" draw:text-style-name="P3" draw:layer="layout" svg:width="0.323cm" svg:height="0.649cm" svg:x="14.977cm" svg:y="4.508cm" svg:viewBox="0 0 324 650" svg:d="M201 25c0-22 0-25-22-25-62 61-148 61-179 61 0 11 0 21 0 31 20 0 78 0 129-25 0 169 0 339 0 508 0 34-3 45-93 45-10 0-20 0-30 0 0 10 0 20 0 30 33-2 120-2 159-2s123 0 159 2c0-10 0-20 0-30-10 0-20 0-30 0-90 0-93-9-93-45 0-183 0-367 0-550z">
              <text:p/>
            </draw:path>
          </draw:g>
        </draw:g>
        <draw:connector draw:style-name="gr4" draw:text-style-name="P4" draw:layer="layout" draw:type="line" svg:x1="6.842cm" svg:y1="16.807cm" svg:x2="6.907cm" svg:y2="14.609cm" svg:d="M6842 16807l65-2198" svg:viewBox="0 0 66 2199">
          <text:p/>
        </draw:connector>
        <draw:line draw:style-name="gr4" draw:text-style-name="P4" draw:layer="layout" svg:x1="6.842cm" svg:y1="16.807cm" svg:x2="9.001cm" svg:y2="16.807cm">
          <text:p/>
        </draw:line>
        <draw:g>
          <svg:title>TexMaths</svg:title>
          <svg:desc>28§display§x§svg§600§FALSE§</svg:desc>
          <draw:g>
            <draw:path draw:style-name="gr2" draw:text-style-name="P2" draw:layer="layout" svg:width="0.411cm" svg:height="0.339cm" svg:x="8.388cm" svg:y="17.247cm" svg:viewBox="0 0 412 340" svg:d="M0 0c137 0 275 0 412 0 0 113 0 227 0 340-137 0-275 0-412 0 0-113 0-227 0-340z">
              <text:p/>
            </draw:path>
            <draw:path draw:style-name="gr3" draw:text-style-name="P3" draw:layer="layout" svg:width="0.483cm" svg:height="0.439cm" svg:x="8.366cm" svg:y="17.197cm" svg:viewBox="0 0 484 440" svg:d="M298 136c5-25 28-114 94-114 6 0 28 0 50 11-27 6-47 31-47 53 0 17 11 34 36 34 23 0 53-17 53-56 0-50-58-64-89-64-58 0-92 50-103 75-25-67-78-75-106-75-100 0-155 125-155 150 0 9 8 9 11 9 8 0 11 0 14-11 33-103 97-126 128-126 19 0 53 9 53 64 0 31-17 95-53 231-14 62-48 101-92 101-6 0-28 0-47-11 25-6 44-25 44-53 0-25-19-34-36-34-28 0-53 25-53 56 0 45 50 64 92 64 64 0 100-67 103-75 11 36 44 75 103 75 100 0 156-125 156-150 0-9-9-9-12-9-8 0-11 3-13 11-31 103-98 126-128 126-39 0-53-31-53-64 0-20 5-42 16-84 11-44 23-89 34-134z">
              <text:p/>
            </draw:path>
          </draw:g>
        </draw:g>
        <draw:g>
          <svg:title>TexMaths</svg:title>
          <svg:desc>28§display§y§svg§600§FALSE§</svg:desc>
          <draw:g>
            <draw:path draw:style-name="gr2" draw:text-style-name="P2" draw:layer="layout" svg:width="0.378cm" svg:height="0.532cm" svg:x="6.102cm" svg:y="14.639cm" svg:viewBox="0 0 379 533" svg:d="M190 533c-64 0-127 0-190 0 0-178 0-355 0-533 126 0 253 0 379 0 0 178 0 355 0 533-63 0-126 0-189 0z">
              <text:p/>
            </draw:path>
            <draw:path draw:style-name="gr3" draw:text-style-name="P3" draw:layer="layout" svg:width="0.451cm" svg:height="0.632cm" svg:x="6.08cm" svg:y="14.589cm" svg:viewBox="0 0 452 633" svg:d="M446 61c6-14 6-16 6-25 0-16-14-25-28-25-11 0-25 6-37 20 0 5-8 36-14 53-5 25-11 53-19 78-14 58-28 117-42 176-5 16-47 83-111 83-50 0-62-42-62-78 0-44 17-106 51-192 16-39 19-51 19-70 0-45-31-81-78-81-95 0-131 142-131 151 0 11 11 11 14 11 8 0 8-3 14-20 28-92 67-120 100-120 6 0 23 0 23 31 0 25-9 50-17 70-39 103-56 159-56 203 0 87 61 118 120 118 36 0 70-17 97-45-11 50-25 98-64 151-25 33-61 61-106 61-14 0-58-3-75-42 17 0 28 0 42-11 11-8 19-22 19-39 0-31-25-34-36-34-22 0-53 14-53 62 0 50 42 86 103 86 101 0 201-89 229-201 31-123 61-247 92-371z">
              <text:p/>
            </draw:path>
          </draw:g>
        </draw:g>
        <draw:g>
          <svg:title>TexMaths</svg:title>
          <svg:desc>28§display§T=0§svg§600§FALSE§</svg:desc>
          <draw:g>
            <draw:path draw:style-name="gr2" draw:text-style-name="P2" draw:layer="layout" svg:width="2.368cm" svg:height="0.582cm" svg:x="6.709cm" svg:y="9.813cm" svg:viewBox="0 0 2369 583" svg:d="M0 0c790 0 1579 0 2369 0 0 194 0 388 0 583-790 0-1579 0-2369 0 0-195 0-389 0-583z">
              <text:p/>
            </draw:path>
            <draw:path draw:style-name="gr3" draw:text-style-name="P3" draw:layer="layout" svg:width="0.667cm" svg:height="0.66cm" svg:x="6.681cm" svg:y="9.763cm" svg:viewBox="0 0 668 661" svg:d="M397 70c6-28 11-34 22-37 9-2 42-2 62-2 98 0 143 2 143 81 0 13-3 52-9 78 0 2-3 14-3 16 0 6 3 14 14 14 9 0 12-8 14-22 9-57 17-113 26-170 2-6 2-14 2-17 0-11-8-11-25-11-182 0-363 0-545 0-25 0-25 0-31 20-19 57-39 115-59 172-2 0-8 14-8 17 0 6 6 11 14 11s8-5 17-19c53-154 78-170 223-170 13 0 25 0 37 0 28 0 28 2 28 11 0 5-3 17-3 19-44 175-88 350-131 524-9 37-14 45-118 45-36 0-42 0-42 20 0 11 11 11 17 11 28 0 53 0 81 0s56-3 84-3 53 3 81 3 59 0 84 0c11 0 22 0 22-20 0-11-8-11-33-11s-37 0-62 0c-28-3-36-6-36-22 1-7 0-6 3-20 43-173 87-345 131-518z">
              <text:p/>
            </draw:path>
            <draw:path draw:style-name="gr3" draw:text-style-name="P3" draw:layer="layout" svg:width="0.651cm" svg:height="0.228cm" svg:x="7.696cm" svg:y="10.067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3" draw:text-style-name="P3" draw:layer="layout" svg:width="0.413cm" svg:height="0.671cm" svg:x="8.714cm" svg:y="9.774cm" svg:viewBox="0 0 414 672" svg:d="M414 337c0-78-6-156-39-228-45-95-126-109-168-109-59 0-129 25-171 117-30 67-36 142-36 220 0 73 6 162 45 237 42 78 114 98 162 98 53 0 129-20 171-114 30-67 36-143 36-221zM207 650c-39 0-95-23-115-118-11-58-11-147-11-206 0-64 0-128 8-181 20-114 93-123 118-123 34 0 98 17 115 115 11 53 11 128 11 189 0 73 0 140-11 201-14 95-70 123-115 123z">
              <text:p/>
            </draw:path>
          </draw:g>
        </draw:g>
        <draw:g>
          <svg:title>TexMaths</svg:title>
          <svg:desc>28§display§T=0§svg§600§FALSE§</svg:desc>
          <draw:g>
            <draw:path draw:style-name="gr2" draw:text-style-name="P2" draw:layer="layout" svg:width="2.368cm" svg:height="0.582cm" svg:x="19.536cm" svg:y="9.813cm" svg:viewBox="0 0 2369 583" svg:d="M0 0c790 0 1579 0 2369 0 0 194 0 388 0 583-790 0-1579 0-2369 0 0-195 0-389 0-583z">
              <text:p/>
            </draw:path>
            <draw:path draw:style-name="gr3" draw:text-style-name="P3" draw:layer="layout" svg:width="0.667cm" svg:height="0.66cm" svg:x="19.508cm" svg:y="9.763cm" svg:viewBox="0 0 668 661" svg:d="M397 70c6-28 11-34 22-37 9-2 42-2 62-2 98 0 143 2 143 81 0 13-3 52-9 78 0 2-3 14-3 16 0 6 3 14 14 14 9 0 12-8 14-22 9-57 17-113 26-170 2-6 2-14 2-17 0-11-8-11-25-11-182 0-363 0-545 0-25 0-25 0-31 20-19 57-39 115-59 172-2 0-8 14-8 17 0 6 6 11 14 11s8-5 17-19c53-154 78-170 223-170 13 0 25 0 37 0 28 0 28 2 28 11 0 5-3 17-3 19-44 175-88 350-131 524-9 37-14 45-118 45-36 0-42 0-42 20 0 11 11 11 17 11 28 0 53 0 81 0s56-3 84-3 53 3 81 3 59 0 84 0c11 0 22 0 22-20 0-11-8-11-33-11s-37 0-62 0c-28-3-36-6-36-22 1-7 0-6 3-20 43-173 87-345 131-518z">
              <text:p/>
            </draw:path>
            <draw:path draw:style-name="gr3" draw:text-style-name="P3" draw:layer="layout" svg:width="0.651cm" svg:height="0.228cm" svg:x="20.523cm" svg:y="10.067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3" draw:text-style-name="P3" draw:layer="layout" svg:width="0.413cm" svg:height="0.671cm" svg:x="21.541cm" svg:y="9.774cm" svg:viewBox="0 0 414 672" svg:d="M414 337c0-78-6-156-39-228-45-95-126-109-168-109-59 0-129 25-171 117-30 67-36 142-36 220 0 73 6 162 45 237 42 78 114 98 162 98 53 0 129-20 171-114 30-67 36-143 36-221zM207 650c-39 0-95-23-115-118-11-58-11-147-11-206 0-64 0-128 8-181 20-114 93-123 118-123 34 0 98 17 115 115 11 53 11 128 11 189 0 73 0 140-11 201-14 95-70 123-115 123z">
              <text:p/>
            </draw:path>
          </draw:g>
        </draw:g>
        <draw:g>
          <svg:title>TexMaths</svg:title>
          <svg:desc>28§display§T=0§svg§600§FALSE§</svg:desc>
          <draw:g>
            <draw:path draw:style-name="gr2" draw:text-style-name="P2" draw:layer="layout" svg:width="2.368cm" svg:height="0.582cm" svg:x="12.678cm" svg:y="15.099cm" svg:viewBox="0 0 2369 583" svg:d="M0 0c790 0 1579 0 2369 0 0 194 0 388 0 583-790 0-1579 0-2369 0 0-195 0-389 0-583z">
              <text:p/>
            </draw:path>
            <draw:path draw:style-name="gr3" draw:text-style-name="P3" draw:layer="layout" svg:width="0.667cm" svg:height="0.66cm" svg:x="12.65cm" svg:y="15.049cm" svg:viewBox="0 0 668 661" svg:d="M397 70c6-28 11-34 22-37 9-2 42-2 62-2 98 0 143 2 143 81 0 13-3 52-9 78 0 2-3 14-3 16 0 6 3 14 14 14 9 0 12-8 14-22 9-57 17-113 26-170 2-6 2-14 2-17 0-11-8-11-25-11-182 0-363 0-545 0-25 0-25 0-31 20-19 57-39 115-59 172-2 0-8 14-8 17 0 6 6 11 14 11s8-5 17-19c53-154 78-170 223-170 13 0 25 0 37 0 28 0 28 2 28 11 0 5-3 17-3 19-44 175-88 350-131 524-9 37-14 45-118 45-36 0-42 0-42 20 0 11 11 11 17 11 28 0 53 0 81 0s56-3 84-3 53 3 81 3 59 0 84 0c11 0 22 0 22-20 0-11-8-11-33-11s-37 0-62 0c-28-3-36-6-36-22 1-7 0-6 3-20 43-173 87-345 131-518z">
              <text:p/>
            </draw:path>
            <draw:path draw:style-name="gr3" draw:text-style-name="P3" draw:layer="layout" svg:width="0.651cm" svg:height="0.228cm" svg:x="13.665cm" svg:y="15.35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3" draw:text-style-name="P3" draw:layer="layout" svg:width="0.413cm" svg:height="0.671cm" svg:x="14.683cm" svg:y="15.06cm" svg:viewBox="0 0 414 672" svg:d="M414 337c0-78-6-156-39-228-45-95-126-109-168-109-59 0-129 25-171 117-30 67-36 142-36 220 0 73 6 162 45 237 42 78 114 98 162 98 53 0 129-20 171-114 30-67 36-143 36-221zM207 650c-39 0-95-23-115-118-11-58-11-147-11-206 0-64 0-128 8-181 20-114 93-123 118-123 34 0 98 17 115 115 11 53 11 128 11 189 0 73 0 140-11 201-14 95-70 123-115 123z">
              <text:p/>
            </draw:path>
          </draw:g>
        </draw:g>
        <draw:g>
          <svg:title>TexMaths</svg:title>
          <svg:desc>28§display§\alpha = 1§svg§600§FALSE§</svg:desc>
          <draw:g>
            <draw:path draw:style-name="gr2" draw:text-style-name="P2" draw:layer="layout" svg:width="2.251cm" svg:height="0.56cm" svg:x="6.218cm" svg:y="4.961cm" svg:viewBox="0 0 2252 561" svg:d="M0 0c751 0 1501 0 2252 0 0 187 0 374 0 561-751 0-1501 0-2252 0 0-187 0-374 0-561z">
              <text:p/>
            </draw:path>
            <draw:path draw:style-name="gr3" draw:text-style-name="P3" draw:layer="layout" svg:width="0.55cm" svg:height="0.442cm" svg:x="6.207cm" svg:y="5.129cm" svg:viewBox="0 0 551 443" svg:d="M428 204c0-154-90-204-162-204-135 0-266 139-266 279 0 89 59 164 159 164 62 0 135-22 207-80 14 50 45 80 90 80 53 0 84-53 84-69 0-6-6-9-11-9-9 0-12 3-14 9-17 47-54 47-56 47-31 0-31-75-31-97 0-23 0-23 11-37 92-114 75-152 112-228 0-3 0-9-11-9-9 0-9 3-14 20-17 61-51 136-98 192 0-19 0-39 0-58zM364 335c-87 75-163 86-202 86-59 0-89-42-89-106 0-47 25-153 58-203 45-70 98-90 132-90 98 0 98 129 98 204 0 36 0 95 3 109z">
              <text:p/>
            </draw:path>
            <draw:path draw:style-name="gr3" draw:text-style-name="P3" draw:layer="layout" svg:width="0.651cm" svg:height="0.228cm" svg:x="7.127cm" svg:y="5.204cm" svg:viewBox="0 0 652 229" svg:d="M621 39c14 0 31 0 31-19 0-20-17-20-31-20-196 0-392 0-587 0-14 0-34 0-34 20 0 19 20 19 34 19 195 0 391 0 587 0zM621 229c14 0 31 0 31-20 0-19-17-19-31-19-196 0-392 0-587 0-14 0-34 0-34 19 0 20 20 20 34 20 195 0 391 0 587 0z">
              <text:p/>
            </draw:path>
            <draw:path draw:style-name="gr3" draw:text-style-name="P3" draw:layer="layout" svg:width="0.323cm" svg:height="0.649cm" svg:x="8.196cm" svg:y="4.911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g>
          <svg:title>TexMaths</svg:title>
          <svg:desc>28§display§T_i = 0§svg§600§TRUE§</svg:desc>
          <draw:g>
            <draw:path draw:style-name="gr3" draw:text-style-name="P3" draw:layer="layout" svg:width="0.665cm" svg:height="0.664cm" svg:x="12.811cm" svg:y="9.763cm" svg:viewBox="0 0 666 665" svg:d="M394 70c9-28 12-34 23-36 8-3 42-3 61-3 101 0 146 3 146 81 0 14-6 53-9 78-2 3-2 17-2 19 0 6 2 12 11 12 11 0 11-9 14-23 9-57 18-113 28-170 0-3 0-14 0-17 0-11-9-11-25-11-182 0-364 0-546 0-22 0-25 3-31 20-19 57-39 115-58 173-3 2-4 11-6 16 0 6 3 12 11 12 9 0 11-6 17-20 53-154 78-170 224-170 13 0 26 0 39 0 25 0 25 3 25 11 0 5-3 19-3 22-44 174-87 348-131 522-9 37-11 48-118 48-33 0-42 0-42 19 0 12 12 12 17 12 28 0 56-3 81-3 28 0 56 0 84 0s56 0 81 0c28 0 59 3 87 3 8 0 20 0 20-20 0-11-6-11-34-11-22 0-36 0-61-3-28-3-37-5-37-22 1-7 0-6 3-20 44-173 88-346 131-519z">
              <text:p/>
            </draw:path>
            <draw:path draw:style-name="gr3" draw:text-style-name="P3" draw:layer="layout" svg:width="0.206cm" svg:height="0.46cm" svg:x="13.393cm" svg:y="10.12cm" svg:viewBox="0 0 207 461" svg:d="M190 25c0-11-8-25-28-25-17 0-39 17-39 36 0 11 11 25 28 25 20 0 39-19 39-36zM50 374c-2 9-5 17-5 28 0 31 25 59 64 59 70 0 98-95 98-106 0-9-8-9-11-9-9 0-9 6-11 11-17 56-48 84-73 84-14 0-17-8-17-25 0-14 3-28 11-42 6-19 14-39 20-56 8-16 31-78 33-86 3-9 6-17 6-23 0-33-28-58-64-58-70 0-101 92-101 106 0 8 8 8 11 8 11 0 11-2 14-11 17-59 48-84 73-84 11 0 17 6 17 25 0 14-6 26-23 68-14 37-28 74-42 111z">
              <text:p/>
            </draw:path>
            <draw:path draw:style-name="gr3" draw:text-style-name="P3" draw:layer="layout" svg:width="0.654cm" svg:height="0.228cm" svg:x="14.014cm" svg:y="10.067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3" draw:text-style-name="P3" draw:layer="layout" svg:width="0.413cm" svg:height="0.672cm" svg:x="15.035cm" svg:y="9.774cm" svg:viewBox="0 0 414 673" svg:d="M414 338c0-78-6-156-39-229-45-92-126-109-168-109-59 0-131 25-171 117-30 67-36 143-36 221 0 75 3 162 45 237 42 78 114 98 162 98 53 0 126-20 171-112 30-67 36-145 36-223zM207 653c-39 0-98-25-115-120-11-58-11-148-11-206 0-62 0-126 9-179 19-117 92-126 117-126 31 0 95 17 115 115 11 53 11 128 11 190 0 75 0 139-11 204-14 92-70 122-115 122z">
              <text:p/>
            </draw:path>
          </draw:g>
        </draw:g>
      </draw:page>
      <draw:page draw:name="page2" draw:style-name="dp1" draw:master-page-name="Default">
        <draw:custom-shape draw:style-name="gr5" draw:text-style-name="P5" draw:layer="layout" svg:width="15.216cm" svg:height="3.81cm" svg:x="6.611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6.611cm" svg:y1="12.176cm" svg:x2="21.828cm" svg:y2="12.176cm">
          <text:p/>
        </draw:line>
        <draw:line draw:style-name="gr6" draw:text-style-name="P4" draw:layer="layout" svg:x1="6.611cm" svg:y1="15.986cm" svg:x2="21.828cm" svg:y2="15.986cm">
          <text:p/>
        </draw:line>
        <draw:custom-shape draw:style-name="gr7" draw:text-style-name="P6" draw:layer="layout" svg:width="5.207cm" svg:height="1.257cm" draw:transform="rotate (-3.14159265358979) translate (12.049cm 14.957cm)">
          <text:p/>
          <draw:enhanced-geometry svg:viewBox="0 0 21600 21600" draw:text-areas="?f7 ?f0 21600 ?f2" draw:type="left-arrow" draw:modifiers="8783.06188925082 4557.7981651376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" draw:text-style-name="P4" draw:layer="layout" draw:type="line" svg:x1="3.413cm" svg:y1="19.542cm" svg:x2="3.478cm" svg:y2="17.344cm" svg:d="M3413 19542l65-2198" svg:viewBox="0 0 66 2199">
          <text:p/>
        </draw:connector>
        <draw:line draw:style-name="gr4" draw:text-style-name="P4" draw:layer="layout" svg:x1="3.413cm" svg:y1="19.542cm" svg:x2="5.572cm" svg:y2="19.542cm">
          <text:p/>
        </draw:line>
        <draw:g>
          <svg:title>TexMaths</svg:title>
          <svg:desc>28§display§y§svg§600§FALSE§</svg:desc>
          <draw:g>
            <draw:path draw:style-name="gr2" draw:text-style-name="P2" draw:layer="layout" svg:width="0.378cm" svg:height="0.532cm" svg:x="2.673cm" svg:y="17.374cm" svg:viewBox="0 0 379 533" svg:d="M190 533c-64 0-127 0-190 0 0-178 0-355 0-533 126 0 253 0 379 0 0 178 0 355 0 533-63 0-126 0-189 0z">
              <text:p/>
            </draw:path>
            <draw:path draw:style-name="gr3" draw:text-style-name="P3" draw:layer="layout" svg:width="0.451cm" svg:height="0.632cm" svg:x="2.651cm" svg:y="17.324cm" svg:viewBox="0 0 452 633" svg:d="M446 61c6-14 6-16 6-25 0-16-14-25-28-25-11 0-25 6-37 20 0 5-8 36-14 53-5 25-11 53-19 78-14 58-28 117-42 176-5 16-47 83-111 83-50 0-62-42-62-78 0-44 17-106 51-192 16-39 19-51 19-70 0-45-31-81-78-81-95 0-131 142-131 151 0 11 11 11 14 11 8 0 8-3 14-20 28-92 67-120 100-120 6 0 23 0 23 31 0 25-9 50-17 70-39 103-56 159-56 203 0 87 61 118 120 118 36 0 70-17 97-45-11 50-25 98-64 151-25 33-61 61-106 61-14 0-58-3-75-42 17 0 28 0 42-11 11-8 19-22 19-39 0-31-25-34-36-34-22 0-53 14-53 62 0 50 42 86 103 86 101 0 201-89 229-201 31-123 61-247 92-371z">
              <text:p/>
            </draw:path>
          </draw:g>
        </draw:g>
        <draw:g>
          <svg:title>TexMaths</svg:title>
          <svg:desc>28§latex§\begin{aligned}
\mathbf{u} &amp;= (1, 0)\\
p_x &amp;= 0\\
T &amp;= 1
\end{aligned}§svg§600§FALSE§</svg:desc>
          <draw:g>
            <draw:path draw:style-name="gr2" draw:text-style-name="P2" draw:layer="layout" svg:width="4.316cm" svg:height="3.583cm" svg:x="1.685cm" svg:y="12.099cm" svg:viewBox="0 0 4317 3584" svg:d="M0 0c1439 0 2878 0 4317 0 0 1195 0 2390 0 3584-1439 0-2878 0-4317 0 0-1194 0-2389 0-3584z">
              <text:p/>
            </draw:path>
            <draw:path draw:style-name="gr3" draw:text-style-name="P3" draw:layer="layout" svg:width="0.561cm" svg:height="0.449cm" svg:x="2.071cm" svg:y="12.343cm" svg:viewBox="0 0 562 450" svg:d="M386 372c0 26 0 52 0 78 59-2 118-5 176-8 0-15 0-30 0-45-61 0-70 0-70-39 0-119 0-239 0-358-59 3-119 6-179 8 0 16 0 32 0 48 62 0 68 0 68 36 0 63 0 125 0 188 0 81-51 134-121 134-75 0-78-25-78-78 0-112 0-224 0-336-61 3-121 6-182 8 0 16 0 32 0 48 62 0 67 0 67 36 0 77 0 153 0 230 0 106 81 128 179 128 25 0 95 0 140-78z">
              <text:p/>
            </draw:path>
            <draw:path draw:style-name="gr3" draw:text-style-name="P3" draw:layer="layout" svg:width="0.654cm" svg:height="0.228cm" svg:x="2.984cm" svg:y="12.427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3" draw:text-style-name="P3" draw:layer="layout" svg:width="0.228cm" svg:height="0.981cm" svg:x="4.064cm" svg:y="12.049cm" svg:viewBox="0 0 229 982" svg:d="M229 974c0-3 0-6-16-23-123-123-154-310-154-459 0-173 36-344 156-467 14-11 14-11 14-14 0-8-5-11-11-11-8 0-98 67-156 190-51 109-62 219-62 302 0 76 11 194 64 305 59 121 146 185 154 185 6 0 11-3 11-8z">
              <text:p/>
            </draw:path>
            <draw:path draw:style-name="gr3" draw:text-style-name="P3" draw:layer="layout" svg:width="0.324cm" svg:height="0.651cm" svg:x="4.436cm" svg:y="12.133cm" svg:viewBox="0 0 325 652" svg:d="M201 25c0-25 0-25-22-25-61 62-148 62-179 62 0 10 0 20 0 30 20 0 78 0 129-25 0 170 0 340 0 509 0 34-3 48-90 48-11 0-22 0-33 0 0 9 0 19 0 28 36-3 120-3 159-3s126 0 160 3c0-9 0-19 0-28-11 0-21 0-31 0-90 0-93-11-93-48 0-183 0-367 0-551z">
              <text:p/>
            </draw:path>
            <draw:path draw:style-name="gr3" draw:text-style-name="P3" draw:layer="layout" svg:width="0.114cm" svg:height="0.293cm" svg:x="4.925cm" svg:y="12.681cm" svg:viewBox="0 0 115 294" svg:d="M115 104c0-65-25-104-65-104-30 0-50 25-50 53 0 25 20 51 50 51 14 0 26-3 37-12 3-2 3-2 5-2 0 4 0 0 0 14 0 72-33 131-67 165-11 11-11 11-11 14 0 8 6 11 11 11 11 0 90-76 90-190z">
              <text:p/>
            </draw:path>
            <draw:path draw:style-name="gr3" draw:text-style-name="P3" draw:layer="layout" svg:width="0.413cm" svg:height="0.673cm" svg:x="5.314cm" svg:y="12.133cm" svg:viewBox="0 0 414 674" svg:d="M414 339c0-79-3-157-39-230-45-95-126-109-165-109-59 0-132 25-174 115-30 70-36 145-36 224 0 72 6 162 45 237 42 79 114 98 162 98 53 0 129-19 171-114 33-68 36-143 36-221zM207 652c-36 0-95-22-112-118-11-58-11-148-11-207 0-64 0-128 6-182 19-117 92-125 117-125 34 0 98 19 118 114 8 56 8 132 8 193 0 73 0 140-11 202-14 95-70 123-115 123z">
              <text:p/>
            </draw:path>
            <draw:path draw:style-name="gr3" draw:text-style-name="P3" draw:layer="layout" svg:width="0.228cm" svg:height="0.981cm" svg:x="5.824cm" svg:y="12.049cm" svg:viewBox="0 0 229 982" svg:d="M229 492c0-78-11-195-64-307-59-121-143-185-154-185-5 0-11 3-11 11 0 3 0 3 20 23 98 95 153 251 153 458 0 168-36 339-159 465-14 11-14 14-14 17 0 5 6 8 11 8 11 0 98-67 157-190 50-109 61-218 61-300z">
              <text:p/>
            </draw:path>
            <draw:path draw:style-name="gr3" draw:text-style-name="P3" draw:layer="layout" svg:width="0.511cm" svg:height="0.623cm" svg:x="1.635cm" svg:y="13.826cm" svg:viewBox="0 0 512 624" svg:d="M76 554c-9 34-9 39-54 39-11 0-22 0-22 20 0 8 6 11 14 11 25 0 53-3 81-3 34 0 67 3 98 3 6 0 17 0 17-20 0-11-9-11-23-11-50 0-50-5-50-14 0-11 42-173 48-196 14 28 42 62 92 62 112 0 235-143 235-288 0-93-56-157-129-157-50 0-98 36-128 73-12-53-54-73-90-73-45 0-64 39-73 56-16 34-30 92-30 95 0 11 7 8 11 11 11 0 11-3 17-25 16-67 36-115 72-115 17 0 31 9 31 45 0 23-3 34-8 51-37 145-73 291-109 436zM249 129c6-28 34-56 50-70 34-31 65-37 82-37 39 0 61 35 61 93 0 57-31 170-50 207-34 70-81 101-118 101-64 0-75-82-75-87 0-3 0-3 2-17 16-63 32-127 48-190z">
              <text:p/>
            </draw:path>
            <draw:path draw:style-name="gr3" draw:text-style-name="P3" draw:layer="layout" svg:width="0.366cm" svg:height="0.31cm" svg:x="2.195cm" svg:y="14.103cm" svg:viewBox="0 0 367 311" svg:d="M137 232c-5 23-28 59-64 59-3 0-23 0-37-8 28-9 31-34 31-40 0-14-14-25-28-25-19 0-39 17-39 42 0 37 39 51 73 51 31 0 59-20 75-48 17 36 56 48 81 48 82 0 124-84 124-104 0-8-9-8-12-8-11 0-11 2-14 11-14 47-56 81-95 81-25 0-42-17-42-45 0-17 17-78 37-156 14-54 44-70 67-70 3 0 22 0 39 11-22 5-31 25-31 36 0 17 13 25 28 25 16 0 37-11 37-42 0-36-42-50-70-50-34 0-62 25-79 50-11-28-42-50-81-50-78 0-123 87-123 106 0 9 11 9 14 9 8 0 8-3 11-11 17-54 62-84 95-84 23 0 42 14 42 47 0 11-8 48-14 70-8 32-17 64-25 95z">
              <text:p/>
            </draw:path>
            <draw:path draw:style-name="gr3" draw:text-style-name="P3" draw:layer="layout" svg:width="0.654cm" svg:height="0.228cm" svg:x="2.984cm" svg:y="13.898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3" draw:text-style-name="P3" draw:layer="layout" svg:width="0.413cm" svg:height="0.676cm" svg:x="4.005cm" svg:y="13.605cm" svg:viewBox="0 0 414 677" svg:d="M414 341c0-78-5-156-39-229-45-95-126-112-168-112-59 0-131 25-171 118-30 67-36 145-36 223 0 73 3 163 45 235 42 82 114 101 162 101 53 0 129-19 171-115 31-67 36-142 36-221zM207 655c-39 0-98-25-115-118-11-59-11-151-11-207 0-64 0-129 9-182 19-117 92-126 117-126 31 0 98 17 115 115 11 56 11 129 11 193 0 73 0 140-11 202-14 95-70 123-115 123z">
              <text:p/>
            </draw:path>
            <draw:path draw:style-name="gr3" draw:text-style-name="P3" draw:layer="layout" svg:width="0.668cm" svg:height="0.665cm" svg:x="1.968cm" svg:y="15.068cm" svg:viewBox="0 0 669 666" svg:d="M397 70c6-28 12-34 23-36 8-3 42-3 61-3 101 0 143 5 143 81 0 14-3 53-6 78-2 3-5 17-5 20 0 5 5 11 14 11 11 0 11-8 14-22 8-57 17-114 25-171 3-3 3-14 3-17 0-11-9-11-25-11-182 0-364 0-546 0-25 0-25 3-34 20-19 57-39 115-58 173 0 3-4 11-6 17 0 8 6 11 11 11 11 0 11-3 17-20 53-153 81-170 227-170 12 0 24 0 36 0 28 0 28 5 28 11s-3 20-3 22c-44 175-87 349-131 524-12 36-14 47-118 47-36 0-42 0-42 20 0 11 11 11 17 11 25 0 53-3 81-3s57 0 84 0 53 0 81 0 59 3 84 3c11 0 23 0 23-20 0-11-9-11-34-11s-36 0-62-3c-30-2-36-5-36-19 0-3 0-6 3-23 44-173 87-347 131-520z">
              <text:p/>
            </draw:path>
            <draw:path draw:style-name="gr3" draw:text-style-name="P3" draw:layer="layout" svg:width="0.654cm" svg:height="0.228cm" svg:x="2.984cm" svg:y="15.373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3" draw:text-style-name="P3" draw:layer="layout" svg:width="0.324cm" svg:height="0.654cm" svg:x="4.055cm" svg:y="15.079cm" svg:viewBox="0 0 325 655" svg:d="M201 25c0-22 0-25-22-25-61 64-148 64-179 64 0 10 0 19 0 28 20 0 76 0 129-25 0 170 0 340 0 509 0 37-3 48-93 48-10 0-20 0-30 0 0 10 0 20 0 31 33-3 120-3 159-3s123 0 160 3c0-11 0-21 0-31-12 0-23 0-34 0-87 0-90-11-90-48 0-183 0-367 0-551z">
              <text:p/>
            </draw:path>
          </draw:g>
        </draw:g>
        <draw:g>
          <svg:title>TexMaths</svg:title>
          <svg:desc>28§inline§\mathbf{u} = (0, 0), p_y = 0, T=0§svg§600§FALSE§</svg:desc>
          <draw:g>
            <draw:path draw:style-name="gr2" draw:text-style-name="P2" draw:layer="layout" svg:width="10.146cm" svg:height="0.921cm" svg:x="9.726cm" svg:y="10.823cm" svg:viewBox="0 0 10147 922" svg:d="M5072 922c-1691 0-3381 0-5072 0 0-308 0-615 0-922 3382 0 6765 0 10147 0 0 307 0 614 0 922-1692 0-3383 0-5075 0z">
              <text:p/>
            </draw:path>
            <draw:path draw:style-name="gr3" draw:text-style-name="P3" draw:layer="layout" svg:width="0.559cm" svg:height="0.446cm" svg:x="9.72cm" svg:y="11.066cm" svg:viewBox="0 0 560 447" svg:d="M386 371c0 26 0 51 0 76 58-2 116-4 174-6 0-15 0-30 0-44-59 0-67 0-67-40 0-119 0-238 0-357-60 3-120 6-179 8 0 16 0 32 0 48 61 0 67 0 67 36 0 63 0 125 0 187 0 81-51 134-123 134-76 0-79-25-79-78 0-112 0-223 0-335-60 3-119 6-179 8 0 16 0 32 0 48 62 0 67 0 67 36 0 77 0 153 0 229 0 106 81 126 179 126 26 0 96 0 140-76z">
              <text:p/>
            </draw:path>
            <draw:path draw:style-name="gr3" draw:text-style-name="P3" draw:layer="layout" svg:width="0.654cm" svg:height="0.231cm" svg:x="10.633cm" svg:y="11.14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3" draw:text-style-name="P3" draw:layer="layout" svg:width="0.229cm" svg:height="0.979cm" svg:x="11.713cm" svg:y="10.773cm" svg:viewBox="0 0 230 980" svg:d="M230 969c0-3 0-3-17-19-123-126-157-310-157-461 0-171 39-341 160-461 14-14 14-14 14-17 0-8-6-11-12-11-8 0-98 67-156 193-51 106-62 215-62 296 0 78 11 195 64 307 59 120 146 184 154 184 6 0 12-2 12-11z">
              <text:p/>
            </draw:path>
            <draw:path draw:style-name="gr3" draw:text-style-name="P3" draw:layer="layout" svg:width="0.413cm" svg:height="0.672cm" svg:x="12.038cm" svg:y="10.857cm" svg:viewBox="0 0 414 673" svg:d="M414 338c0-78-5-156-39-229-47-95-126-109-168-109-59 0-131 25-171 115-33 69-36 145-36 223 0 73 3 162 42 235 45 81 115 100 162 100 54 0 129-22 174-114 31-67 36-143 36-221zM204 651c-36 0-95-25-112-118-11-58-11-150-11-206 0-64 0-129 9-182 16-114 92-125 114-125 34 0 98 19 118 114 8 56 8 131 8 193 0 72 0 139-8 201-17 95-73 123-118 123z">
              <text:p/>
            </draw:path>
            <draw:path draw:style-name="gr3" draw:text-style-name="P3" draw:layer="layout" svg:width="0.114cm" svg:height="0.292cm" svg:x="12.575cm" svg:y="11.404cm" svg:viewBox="0 0 115 293" svg:d="M115 103c0-64-25-103-65-103-30 0-50 25-50 53 0 25 20 50 50 50 14 0 26-2 37-11 3-3 3-3 5-3 0 5 0 0 0 14 0 73-34 131-67 162-11 11-11 14-11 17 0 6 6 11 11 11 11 0 90-75 90-190z">
              <text:p/>
            </draw:path>
            <draw:path draw:style-name="gr3" draw:text-style-name="P3" draw:layer="layout" svg:width="0.413cm" svg:height="0.672cm" svg:x="12.964cm" svg:y="10.857cm" svg:viewBox="0 0 414 673" svg:d="M414 338c0-78-3-156-39-229-45-95-126-109-165-109-59 0-132 25-171 115-33 69-39 145-39 223 0 73 6 162 45 235 42 81 115 100 162 100 53 0 129-22 171-114 33-67 36-143 36-221zM207 651c-36 0-95-25-112-118-11-58-11-150-11-206 0-64 0-129 6-182 19-114 95-125 117-125 34 0 98 19 118 114 8 56 8 131 8 193 0 72 0 139-11 201-14 95-70 123-115 123z">
              <text:p/>
            </draw:path>
            <draw:path draw:style-name="gr3" draw:text-style-name="P3" draw:layer="layout" svg:width="0.226cm" svg:height="0.979cm" svg:x="13.476cm" svg:y="10.773cm" svg:viewBox="0 0 227 980" svg:d="M227 489c0-76-11-193-65-305-58-120-142-184-154-184-5 0-8 6-8 11 0 3 0 3 17 23 98 94 154 251 154 455 0 167-37 340-160 463-11 14-11 14-11 17 0 6 3 11 8 11 12 0 98-67 157-192 51-107 62-215 62-299z">
              <text:p/>
            </draw:path>
            <draw:path draw:style-name="gr3" draw:text-style-name="P3" draw:layer="layout" svg:width="0.114cm" svg:height="0.292cm" svg:x="13.885cm" svg:y="11.404cm" svg:viewBox="0 0 115 293" svg:d="M115 103c0-64-23-103-62-103-33 0-53 25-53 53 0 25 20 50 53 50 11 0 25-2 34-11 3-3 4-2 5-3 1 5 3 0 3 14 0 73-36 132-67 162-11 11-11 14-11 17 0 6 5 11 11 11 8 0 87-75 87-190z">
              <text:p/>
            </draw:path>
            <draw:path draw:style-name="gr3" draw:text-style-name="P3" draw:layer="layout" svg:width="0.514cm" svg:height="0.622cm" svg:x="14.207cm" svg:y="11.075cm" svg:viewBox="0 0 515 623" svg:d="M76 553c-9 34-9 39-54 39-11 0-22 0-22 20 0 8 6 11 14 11 25 0 53-3 81-3 34 0 67 3 98 3 6 0 17 0 17-20 0-11-8-11-22-11-51 0-51-5-51-14 0-14 42-173 48-195 14 28 42 61 92 61 115 0 238-142 238-288 0-92-59-156-132-156-50 0-97 36-128 73-11-51-53-73-90-73-45 0-64 39-73 56-16 33-30 92-30 95 0 11 7 7 11 11 11 0 11-3 17-22 16-70 36-118 72-118 17 0 31 9 31 45 0 22-3 34-8 50-37 146-73 291-109 436zM249 128c6-27 34-55 51-69 36-31 64-37 81-37 39 0 61 34 61 93 0 58-31 170-50 206-34 70-81 101-118 101-64 0-75-81-75-87 0-3 0-3 3-17 15-63 31-126 47-190z">
              <text:p/>
            </draw:path>
            <draw:path draw:style-name="gr3" draw:text-style-name="P3" draw:layer="layout" svg:width="0.352cm" svg:height="0.44cm" svg:x="14.767cm" svg:y="11.354cm" svg:viewBox="0 0 353 441" svg:d="M350 42c3-8 3-11 3-14 0-14-11-22-23-22-8 0-22 2-28 16-2 3-8 25-11 39-5 19-9 38-14 56-5 17-28 104-28 112-3 0-31 59-87 59-44 0-44-45-44-56 0-36 14-81 36-134 8-23 11-28 11-42 0-31-28-56-64-56-70 0-101 92-101 103 0 9 8 9 11 9 9 0 11-3 11-11 17-56 48-84 76-84 11 0 17 8 17 25s-6 31-9 39c-33 84-42 109-42 140 0 11 0 44 28 67 23 16 51 19 68 19 28 0 53-8 75-31-8 40-17 68-45 101-19 22-44 45-81 45-5 0-39 0-53-23 36-5 36-36 36-39 0-22-19-25-25-25-17 0-39 14-39 45 0 36 31 61 81 61 70 0 154-53 177-139 21-87 42-174 64-260z">
              <text:p/>
            </draw:path>
            <draw:path draw:style-name="gr3" draw:text-style-name="P3" draw:layer="layout" svg:width="0.654cm" svg:height="0.231cm" svg:x="15.534cm" svg:y="11.14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3" draw:text-style-name="P3" draw:layer="layout" svg:width="0.413cm" svg:height="0.672cm" svg:x="16.556cm" svg:y="10.857cm" svg:viewBox="0 0 414 673" svg:d="M414 338c0-78-5-156-39-229-45-95-126-109-168-109-59 0-129 25-171 115-30 69-36 145-36 223 0 73 6 162 45 235 42 81 115 100 162 100 53 0 129-22 171-114 31-67 36-143 36-221zM207 651c-39 0-95-25-115-118-11-58-11-150-11-206 0-64 0-129 9-182 19-114 92-125 117-125 34 0 98 19 118 114 8 56 8 131 8 193 0 72 0 139-11 201-14 95-70 123-115 123z">
              <text:p/>
            </draw:path>
            <draw:path draw:style-name="gr3" draw:text-style-name="P3" draw:layer="layout" svg:width="0.117cm" svg:height="0.292cm" svg:x="17.093cm" svg:y="11.404cm" svg:viewBox="0 0 118 293" svg:d="M118 103c0-64-26-103-65-103-31 0-53 25-53 53 0 25 22 50 53 50 11 0 25-2 34-11 3-3 4-2 5-3 3 0 3 0 3 14 0 73-34 131-67 162-12 11-11 14-11 17 0 6 5 11 11 11 8 0 90-75 90-190z">
              <text:p/>
            </draw:path>
            <draw:path draw:style-name="gr3" draw:text-style-name="P3" draw:layer="layout" svg:width="0.668cm" svg:height="0.661cm" svg:x="17.471cm" svg:y="10.846cm" svg:viewBox="0 0 669 662" svg:d="M395 67c8-25 11-33 25-36 8 0 39 0 61 0 98 0 143 3 143 78 0 17-3 53-8 78 0 6-3 17-3 20 0 5 3 14 11 14 11 0 14-9 17-23 8-56 17-113 25-170 0-6 3-14 3-17 0-11-11-11-28-11-182 0-364 0-546 0-22 0-22 0-31 20-19 57-39 115-58 173-2 5-6 14-6 16 0 6 6 12 11 12 11 0 11-6 17-23 53-151 78-167 224-167 13 0 26 0 39 0 28 0 28 3 28 11 0 5-3 17-5 19-44 175-88 349-132 523-8 36-11 47-118 47-33 0-39 0-39 20 0 11 11 11 17 11 25 0 53-3 78-3 28 0 56 0 84 0s56 0 82 0c30 0 58 3 86 3 11 0 23 0 23-20 0-11-9-11-34-11s-39 0-64 0c-28-3-37-8-37-22 2-7 0-6 6-20 43-174 86-348 129-522z">
              <text:p/>
            </draw:path>
            <draw:path draw:style-name="gr3" draw:text-style-name="P3" draw:layer="layout" svg:width="0.654cm" svg:height="0.231cm" svg:x="18.487cm" svg:y="11.147cm" svg:viewBox="0 0 655 232" svg:d="M621 42c14 0 34-1 34-22s-20-20-34-20c-196 0-393 0-590 0-11 0-31-1-31 20s20 22 34 22c196 0 391 0 587 0zM621 232c14 0 34 1 34-20s-20-22-34-22c-196 0-391 0-587 0-14 0-34 1-34 22s20 20 31 20c197 0 394 0 590 0z">
              <text:p/>
            </draw:path>
            <draw:path draw:style-name="gr3" draw:text-style-name="P3" draw:layer="layout" svg:width="0.413cm" svg:height="0.672cm" svg:x="19.509cm" svg:y="10.857cm" svg:viewBox="0 0 414 673" svg:d="M414 338c0-78-5-156-39-229-45-95-126-109-168-109-59 0-131 25-171 115-30 69-36 145-36 223 0 73 3 162 45 235 42 81 112 100 162 100 53 0 126-22 171-114 31-67 36-143 36-221zM207 651c-39 0-98-25-115-118-11-58-11-150-11-206 0-64 0-129 9-182 16-114 92-125 117-125 31 0 95 19 115 114 11 56 11 131 11 193 0 72 0 139-11 201-17 95-73 123-115 123z">
              <text:p/>
            </draw:path>
          </draw:g>
        </draw:g>
        <draw:g>
          <svg:title>TexMaths</svg:title>
          <svg:desc>28§inline§\mathbf{u} = (0, 0), p_y = 0, T=0§svg§600§FALSE§</svg:desc>
          <draw:g>
            <draw:path draw:style-name="gr2" draw:text-style-name="P2" draw:layer="layout" svg:width="10.146cm" svg:height="0.921cm" svg:x="9.472cm" svg:y="16.29cm" svg:viewBox="0 0 10147 922" svg:d="M5072 922c-1691 0-3381 0-5072 0 0-308 0-615 0-922 3382 0 6765 0 10147 0 0 307 0 614 0 922-1692 0-3383 0-5075 0z">
              <text:p/>
            </draw:path>
            <draw:path draw:style-name="gr3" draw:text-style-name="P3" draw:layer="layout" svg:width="0.559cm" svg:height="0.446cm" svg:x="9.466cm" svg:y="16.533cm" svg:viewBox="0 0 560 447" svg:d="M386 371c0 26 0 51 0 76 58-2 116-4 174-6 0-15 0-30 0-44-59 0-67 0-67-40 0-119 0-238 0-357-60 3-120 6-179 8 0 16 0 32 0 48 61 0 67 0 67 36 0 63 0 125 0 187 0 81-51 134-123 134-76 0-79-25-79-78 0-112 0-223 0-335-60 3-119 6-179 8 0 16 0 32 0 48 62 0 67 0 67 36 0 77 0 153 0 229 0 106 81 126 179 126 26 0 96 0 140-76z">
              <text:p/>
            </draw:path>
            <draw:path draw:style-name="gr3" draw:text-style-name="P3" draw:layer="layout" svg:width="0.654cm" svg:height="0.231cm" svg:x="10.379cm" svg:y="16.61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3" draw:text-style-name="P3" draw:layer="layout" svg:width="0.229cm" svg:height="0.979cm" svg:x="11.459cm" svg:y="16.24cm" svg:viewBox="0 0 230 980" svg:d="M230 969c0-3 0-3-17-19-123-126-157-310-157-461 0-171 39-341 160-461 14-14 14-14 14-17 0-8-6-11-12-11-8 0-98 67-156 193-51 106-62 215-62 296 0 78 11 195 64 307 59 120 146 184 154 184 6 0 12-2 12-11z">
              <text:p/>
            </draw:path>
            <draw:path draw:style-name="gr3" draw:text-style-name="P3" draw:layer="layout" svg:width="0.413cm" svg:height="0.672cm" svg:x="11.784cm" svg:y="16.324cm" svg:viewBox="0 0 414 673" svg:d="M414 338c0-78-5-156-39-229-47-95-126-109-168-109-59 0-131 25-171 115-33 69-36 145-36 223 0 73 3 162 42 235 45 81 115 100 162 100 54 0 129-22 174-114 31-67 36-143 36-221zM204 651c-36 0-95-25-112-118-11-58-11-150-11-206 0-64 0-129 9-182 16-114 92-125 114-125 34 0 98 19 118 114 8 56 8 131 8 193 0 72 0 139-8 201-17 95-73 123-118 123z">
              <text:p/>
            </draw:path>
            <draw:path draw:style-name="gr3" draw:text-style-name="P3" draw:layer="layout" svg:width="0.114cm" svg:height="0.292cm" svg:x="12.321cm" svg:y="16.871cm" svg:viewBox="0 0 115 293" svg:d="M115 103c0-64-25-103-65-103-30 0-50 25-50 53 0 25 20 50 50 50 14 0 26-2 37-11 3-3 3-3 5-3 0 5 0 0 0 14 0 73-34 131-67 162-11 11-11 14-11 17 0 6 6 11 11 11 11 0 90-75 90-190z">
              <text:p/>
            </draw:path>
            <draw:path draw:style-name="gr3" draw:text-style-name="P3" draw:layer="layout" svg:width="0.413cm" svg:height="0.672cm" svg:x="12.71cm" svg:y="16.324cm" svg:viewBox="0 0 414 673" svg:d="M414 338c0-78-3-156-39-229-45-95-126-109-165-109-59 0-132 25-171 115-33 69-39 145-39 223 0 73 6 162 45 235 42 81 115 100 162 100 53 0 129-22 171-114 33-67 36-143 36-221zM207 651c-36 0-95-25-112-118-11-58-11-150-11-206 0-64 0-129 6-182 19-114 95-125 117-125 34 0 98 19 118 114 8 56 8 131 8 193 0 72 0 139-11 201-14 95-70 123-115 123z">
              <text:p/>
            </draw:path>
            <draw:path draw:style-name="gr3" draw:text-style-name="P3" draw:layer="layout" svg:width="0.226cm" svg:height="0.979cm" svg:x="13.222cm" svg:y="16.24cm" svg:viewBox="0 0 227 980" svg:d="M227 489c0-76-11-193-65-305-58-120-142-184-154-184-5 0-8 6-8 11 0 3 0 3 17 23 98 94 154 251 154 455 0 167-37 340-160 463-11 14-11 14-11 17 0 6 3 11 8 11 12 0 98-67 157-192 51-107 62-215 62-299z">
              <text:p/>
            </draw:path>
            <draw:path draw:style-name="gr3" draw:text-style-name="P3" draw:layer="layout" svg:width="0.114cm" svg:height="0.292cm" svg:x="13.631cm" svg:y="16.871cm" svg:viewBox="0 0 115 293" svg:d="M115 103c0-64-23-103-62-103-33 0-53 25-53 53 0 25 20 50 53 50 11 0 25-2 34-11 3-3 4-2 5-3 1 5 3 0 3 14 0 73-36 132-67 162-11 11-11 14-11 17 0 6 5 11 11 11 8 0 87-75 87-190z">
              <text:p/>
            </draw:path>
            <draw:path draw:style-name="gr3" draw:text-style-name="P3" draw:layer="layout" svg:width="0.514cm" svg:height="0.622cm" svg:x="13.953cm" svg:y="16.542cm" svg:viewBox="0 0 515 623" svg:d="M76 553c-9 34-9 39-54 39-11 0-22 0-22 20 0 8 6 11 14 11 25 0 53-3 81-3 34 0 67 3 98 3 6 0 17 0 17-20 0-11-8-11-22-11-51 0-51-5-51-14 0-14 42-173 48-195 14 28 42 61 92 61 115 0 238-142 238-288 0-92-59-156-132-156-50 0-97 36-128 73-11-51-53-73-90-73-45 0-64 39-73 56-16 33-30 92-30 95 0 11 7 7 11 11 11 0 11-3 17-22 16-70 36-118 72-118 17 0 31 9 31 45 0 22-3 34-8 50-37 146-73 291-109 436zM249 128c6-27 34-55 51-69 36-31 64-37 81-37 39 0 61 34 61 93 0 58-31 170-50 206-34 70-81 101-118 101-64 0-75-81-75-87 0-3 0-3 3-17 15-63 31-126 47-190z">
              <text:p/>
            </draw:path>
            <draw:path draw:style-name="gr3" draw:text-style-name="P3" draw:layer="layout" svg:width="0.352cm" svg:height="0.44cm" svg:x="14.513cm" svg:y="16.821cm" svg:viewBox="0 0 353 441" svg:d="M350 42c3-8 3-11 3-14 0-14-11-22-23-22-8 0-22 2-28 16-2 3-8 25-11 39-5 19-9 38-14 56-5 17-28 104-28 112-3 0-31 59-87 59-44 0-44-45-44-56 0-36 14-81 36-134 8-23 11-28 11-42 0-31-28-56-64-56-70 0-101 92-101 103 0 9 8 9 11 9 9 0 11-3 11-11 17-56 48-84 76-84 11 0 17 8 17 25s-6 31-9 39c-33 84-42 109-42 140 0 11 0 44 28 67 23 16 51 19 68 19 28 0 53-8 75-31-8 40-17 68-45 101-19 22-44 45-81 45-5 0-39 0-53-23 36-5 36-36 36-39 0-22-19-25-25-25-17 0-39 14-39 45 0 36 31 61 81 61 70 0 154-53 177-139 21-87 42-174 64-260z">
              <text:p/>
            </draw:path>
            <draw:path draw:style-name="gr3" draw:text-style-name="P3" draw:layer="layout" svg:width="0.654cm" svg:height="0.231cm" svg:x="15.28cm" svg:y="16.61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3" draw:text-style-name="P3" draw:layer="layout" svg:width="0.413cm" svg:height="0.672cm" svg:x="16.302cm" svg:y="16.324cm" svg:viewBox="0 0 414 673" svg:d="M414 338c0-78-5-156-39-229-45-95-126-109-168-109-59 0-129 25-171 115-30 69-36 145-36 223 0 73 6 162 45 235 42 81 115 100 162 100 53 0 129-22 171-114 31-67 36-143 36-221zM207 651c-39 0-95-25-115-118-11-58-11-150-11-206 0-64 0-129 9-182 19-114 92-125 117-125 34 0 98 19 118 114 8 56 8 131 8 193 0 72 0 139-11 201-14 95-70 123-115 123z">
              <text:p/>
            </draw:path>
            <draw:path draw:style-name="gr3" draw:text-style-name="P3" draw:layer="layout" svg:width="0.117cm" svg:height="0.292cm" svg:x="16.839cm" svg:y="16.871cm" svg:viewBox="0 0 118 293" svg:d="M118 103c0-64-26-103-65-103-31 0-53 25-53 53 0 25 22 50 53 50 11 0 25-2 34-11 3-3 4-2 5-3 3 0 3 0 3 14 0 73-34 131-67 162-12 11-11 14-11 17 0 6 5 11 11 11 8 0 90-75 90-190z">
              <text:p/>
            </draw:path>
            <draw:path draw:style-name="gr3" draw:text-style-name="P3" draw:layer="layout" svg:width="0.668cm" svg:height="0.661cm" svg:x="17.217cm" svg:y="16.313cm" svg:viewBox="0 0 669 662" svg:d="M395 67c8-25 11-33 25-36 8 0 39 0 61 0 98 0 143 3 143 78 0 17-3 53-8 78 0 6-3 17-3 20 0 5 3 14 11 14 11 0 14-9 17-23 8-56 17-113 25-170 0-6 3-14 3-17 0-11-11-11-28-11-182 0-364 0-546 0-22 0-22 0-31 20-19 57-39 115-58 173-2 5-6 14-6 16 0 6 6 12 11 12 11 0 11-6 17-23 53-151 78-167 224-167 13 0 26 0 39 0 28 0 28 3 28 11 0 5-3 17-5 19-44 175-88 349-132 523-8 36-11 47-118 47-33 0-39 0-39 20 0 11 11 11 17 11 25 0 53-3 78-3 28 0 56 0 84 0s56 0 82 0c30 0 58 3 86 3 11 0 23 0 23-20 0-11-9-11-34-11s-39 0-64 0c-28-3-37-8-37-22 2-7 0-6 6-20 43-174 86-348 129-522z">
              <text:p/>
            </draw:path>
            <draw:path draw:style-name="gr3" draw:text-style-name="P3" draw:layer="layout" svg:width="0.654cm" svg:height="0.231cm" svg:x="18.233cm" svg:y="16.614cm" svg:viewBox="0 0 655 232" svg:d="M621 42c14 0 34-1 34-22s-20-20-34-20c-196 0-393 0-590 0-11 0-31-1-31 20s20 22 34 22c196 0 391 0 587 0zM621 232c14 0 34 1 34-20s-20-22-34-22c-196 0-391 0-587 0-14 0-34 1-34 22s20 20 31 20c197 0 394 0 590 0z">
              <text:p/>
            </draw:path>
            <draw:path draw:style-name="gr3" draw:text-style-name="P3" draw:layer="layout" svg:width="0.413cm" svg:height="0.672cm" svg:x="19.255cm" svg:y="16.324cm" svg:viewBox="0 0 414 673" svg:d="M414 338c0-78-5-156-39-229-45-95-126-109-168-109-59 0-131 25-171 115-30 69-36 145-36 223 0 73 3 162 45 235 42 81 112 100 162 100 53 0 126-22 171-114 31-67 36-143 36-221zM207 651c-39 0-98-25-115-118-11-58-11-150-11-206 0-64 0-129 9-182 16-114 92-125 117-125 31 0 95 19 115 114 11 56 11 131 11 193 0 72 0 139-11 201-17 95-73 123-115 123z">
              <text:p/>
            </draw:path>
          </draw:g>
        </draw:g>
        <draw:g>
          <svg:title>TexMaths</svg:title>
          <svg:desc>28§latex§\begin{aligned}
&amp;\nabla\mathbf{u}\cdot(1, 0) = (0, 0)\\
&amp;p = 0
\end{aligned}§svg§600§FALSE§</svg:desc>
          <draw:g>
            <draw:path draw:style-name="gr2" draw:text-style-name="P2" draw:layer="layout" svg:width="7.671cm" svg:height="2.298cm" svg:x="22.005cm" svg:y="12.874cm" svg:viewBox="0 0 7672 2299" svg:d="M0 0c2557 0 5115 0 7672 0 0 766 0 1533 0 2299-2557 0-5115 0-7672 0 0-766 0-1533 0-2299z">
              <text:p/>
            </draw:path>
            <draw:path draw:style-name="gr3" draw:text-style-name="P3" draw:layer="layout" svg:width="0.724cm" svg:height="0.701cm" svg:x="22.033cm" svg:y="12.891cm" svg:viewBox="0 0 725 702" svg:d="M719 20c3-3 6-9 6-14 0-6 0-6-22-6-227 0-454 0-681 0-22 0-22 0-22 6 0 5 3 11 6 14 110 221 220 442 330 663 5 14 8 19 25 19s20-5 28-19c110-221 220-442 330-663zM120 70c180 0 361 0 541 0-90 180-180 360-269 540-91-180-181-360-272-540z">
              <text:p/>
            </draw:path>
            <draw:path draw:style-name="gr3" draw:text-style-name="P3" draw:layer="layout" svg:width="0.559cm" svg:height="0.447cm" svg:x="22.851cm" svg:y="13.118cm" svg:viewBox="0 0 560 448" svg:d="M386 372c0 25 0 50 0 76 58-2 116-4 174-6 0-15 0-30 0-45-62 0-67 0-67-39 0-119 0-239 0-358-60 3-120 6-180 8 0 16 0 32 0 48 59 0 68 0 68 36 0 63 0 125 0 188 0 81-51 134-123 134-76 0-79-25-79-78 0-112 0-224 0-336-60 3-119 6-179 8 0 16 0 32 0 48 62 0 67 0 67 36 0 77 0 153 0 230 0 106 81 126 177 126 25 0 97 0 142-76z">
              <text:p/>
            </draw:path>
            <draw:path draw:style-name="gr3" draw:text-style-name="P3" draw:layer="layout" svg:width="0.103cm" svg:height="0.102cm" svg:x="23.738cm" svg:y="13.263cm" svg:viewBox="0 0 104 103" svg:d="M104 53c0-31-24-53-54-53-29 0-50 24-50 53 0 30 21 50 50 50 30 0 54-22 54-50z">
              <text:p/>
            </draw:path>
            <draw:path draw:style-name="gr3" draw:text-style-name="P3" draw:layer="layout" svg:width="0.226cm" svg:height="0.981cm" svg:x="24.242cm" svg:y="12.824cm" svg:viewBox="0 0 227 982" svg:d="M227 973c0-2 0-5-14-22-123-123-157-310-157-459 0-173 39-344 160-467 11-11 11-11 11-14 0-8-3-11-9-11-11 0-98 67-156 190-51 109-62 218-62 302 0 76 11 193 64 305 59 120 143 185 154 185 6 0 9-3 9-9z">
              <text:p/>
            </draw:path>
            <draw:path draw:style-name="gr3" draw:text-style-name="P3" draw:layer="layout" svg:width="0.324cm" svg:height="0.654cm" svg:x="24.614cm" svg:y="12.905cm" svg:viewBox="0 0 325 655" svg:d="M202 28c0-25 0-28-23-28-61 64-148 64-179 64 0 11 0 21 0 31 20 0 78 0 129-25 0 170 0 339 0 509 0 34-3 45-93 45-10 0-20 0-30 0 0 10 0 20 0 31 36-3 120-3 159-3s126 0 160 3c0-11 0-21 0-31-11 0-21 0-31 0-90 0-92-9-92-45 0-184 0-367 0-551z">
              <text:p/>
            </draw:path>
            <draw:path draw:style-name="gr3" draw:text-style-name="P3" draw:layer="layout" svg:width="0.114cm" svg:height="0.293cm" svg:x="25.104cm" svg:y="13.456cm" svg:viewBox="0 0 115 294" svg:d="M115 103c0-64-25-103-65-103-30 0-50 25-50 53 0 25 20 50 50 50 14 0 26-2 37-11 3-2 2-2 3-2 2 0 2 0 2 13 0 73-32 133-67 166-10 9-11 11-11 14 0 8 6 11 11 11 11 0 90-76 90-191z">
              <text:p/>
            </draw:path>
            <draw:path draw:style-name="gr3" draw:text-style-name="P3" draw:layer="layout" svg:width="0.413cm" svg:height="0.676cm" svg:x="25.493cm" svg:y="12.905cm" svg:viewBox="0 0 414 677" svg:d="M414 341c0-78-5-156-39-229-45-95-126-112-168-112-59 0-129 28-171 117-30 68-36 146-36 224 0 73 6 162 45 238 42 78 115 98 162 98 53 0 129-20 171-115 31-67 36-142 36-221zM207 655c-39 0-95-23-115-118-8-59-8-151-8-207 0-64 0-129 6-182 19-117 92-126 117-126 34 0 98 20 118 115 8 56 8 132 8 193 0 73 0 140-11 201-14 96-70 124-115 124z">
              <text:p/>
            </draw:path>
            <draw:path draw:style-name="gr3" draw:text-style-name="P3" draw:layer="layout" svg:width="0.229cm" svg:height="0.981cm" svg:x="26.002cm" svg:y="12.824cm" svg:viewBox="0 0 230 982" svg:d="M230 492c0-78-12-195-65-307-59-121-145-185-154-185-5 0-11 3-11 11 0 3 0 3 20 23 95 95 151 251 151 458 0 168-37 339-157 465-14 11-14 14-14 16 0 6 6 9 11 9 9 0 98-67 157-190 50-109 62-219 62-300z">
              <text:p/>
            </draw:path>
            <draw:path draw:style-name="gr3" draw:text-style-name="P3" draw:layer="layout" svg:width="0.654cm" svg:height="0.231cm" svg:x="26.657cm" svg:y="13.199cm" svg:viewBox="0 0 655 232" svg:d="M621 42c14 0 34-1 34-22s-20-20-34-20c-196 0-391 0-587 0-14 0-34-1-34 20s20 22 34 22c196 0 391 0 587 0zM621 232c14 0 34 0 34-19 0-20-20-20-34-20-196 0-391 0-587 0-14 0-34 0-34 20 0 19 20 19 34 19 196 0 391 0 587 0z">
              <text:p/>
            </draw:path>
            <draw:path draw:style-name="gr3" draw:text-style-name="P3" draw:layer="layout" svg:width="0.229cm" svg:height="0.981cm" svg:x="27.738cm" svg:y="12.824cm" svg:viewBox="0 0 230 982" svg:d="M230 973c0-2 0-5-17-22-123-123-154-310-154-459 0-173 36-344 157-467 14-11 14-11 14-14 0-8-6-11-12-11-8 0-98 67-156 190-51 109-62 218-62 302 0 76 11 193 64 305 59 120 146 185 154 185 6 0 12-3 12-9z">
              <text:p/>
            </draw:path>
            <draw:path draw:style-name="gr3" draw:text-style-name="P3" draw:layer="layout" svg:width="0.413cm" svg:height="0.676cm" svg:x="28.063cm" svg:y="12.905cm" svg:viewBox="0 0 414 677" svg:d="M414 341c0-78-5-156-39-229-48-95-126-112-168-112-59 0-131 28-171 117-33 68-36 146-36 224 0 73 3 162 45 238 42 78 112 98 159 98 54 0 129-20 174-115 31-67 36-142 36-221zM204 655c-36 0-95-23-112-118-11-59-11-151-11-207 0-64 0-129 9-182 16-117 92-126 114-126 34 0 98 20 118 115 8 56 8 132 8 193 0 73 0 140-8 201-17 96-73 124-118 124z">
              <text:p/>
            </draw:path>
            <draw:path draw:style-name="gr3" draw:text-style-name="P3" draw:layer="layout" svg:width="0.114cm" svg:height="0.293cm" svg:x="28.6cm" svg:y="13.456cm" svg:viewBox="0 0 115 294" svg:d="M115 103c0-64-25-103-65-103-30 0-50 25-50 53 0 25 20 50 50 50 14 0 26-2 37-11 3-2 3-2 5-2 0 4 0 0 0 13 0 73-32 133-67 166-10 9-11 11-11 14 0 8 6 11 11 11 11 0 90-76 90-191z">
              <text:p/>
            </draw:path>
            <draw:path draw:style-name="gr3" draw:text-style-name="P3" draw:layer="layout" svg:width="0.41cm" svg:height="0.676cm" svg:x="28.992cm" svg:y="12.905cm" svg:viewBox="0 0 411 677" svg:d="M411 341c0-78-2-156-39-229-45-95-126-112-165-112-59 0-131 28-171 117-33 68-36 146-36 224 0 73 3 162 42 238 42 78 115 98 162 98 54 0 129-20 171-115 34-67 36-142 36-221zM204 655c-36 0-95-23-112-118-11-59-11-151-11-207 0-64 0-129 6-182 19-117 92-126 117-126 34 0 98 20 118 115 8 56 8 132 8 193 0 73 0 140-11 201-14 96-70 124-115 124z">
              <text:p/>
            </draw:path>
            <draw:path draw:style-name="gr3" draw:text-style-name="P3" draw:layer="layout" svg:width="0.229cm" svg:height="0.981cm" svg:x="29.498cm" svg:y="12.824cm" svg:viewBox="0 0 230 982" svg:d="M230 492c0-78-12-195-65-307-59-121-143-185-154-185-5 0-11 3-11 11 0 3 0 3 20 23 98 95 154 251 154 458 0 168-37 339-160 465-14 11-14 14-14 16 0 6 6 9 11 9 11 0 98-67 157-190 50-109 62-219 62-300z">
              <text:p/>
            </draw:path>
            <draw:path draw:style-name="gr3" draw:text-style-name="P3" draw:layer="layout" svg:width="0.511cm" svg:height="0.623cm" svg:x="21.955cm" svg:y="14.6cm" svg:viewBox="0 0 512 624" svg:d="M76 554c-9 33-9 39-54 39-11 0-22 0-22 20 0 8 6 11 14 11 25 0 53-3 81-3 34 0 67 3 98 3 6 0 17 0 17-20 0-11-8-11-22-11-51 0-51-6-51-14 0-14 42-173 48-199 14 28 42 65 92 65 112 0 235-143 235-288 0-93-56-157-129-157-50 0-97 34-128 73-11-53-53-73-90-73-45 0-64 36-73 56-16 34-30 92-30 95 0 8 7 6 11 8 11 0 11 0 17-22 16-70 36-117 72-117 17 0 31 8 31 47 0 23-3 34-8 48-37 146-73 292-109 439zM249 126c6-25 34-53 50-67 34-31 65-39 82-39 39 0 61 35 61 92s-31 173-50 210c-34 67-81 100-118 100-64 0-75-81-75-86 0-3 0-6 3-17 15-64 31-129 47-193z">
              <text:p/>
            </draw:path>
            <draw:path draw:style-name="gr3" draw:text-style-name="P3" draw:layer="layout" svg:width="0.654cm" svg:height="0.228cm" svg:x="22.809cm" svg:y="14.67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3" draw:text-style-name="P3" draw:layer="layout" svg:width="0.413cm" svg:height="0.676cm" svg:x="23.83cm" svg:y="14.379cm" svg:viewBox="0 0 414 677" svg:d="M414 341c0-81-5-159-39-232-45-92-126-109-168-109-59 0-129 25-171 117-30 68-36 143-36 224 0 73 6 160 45 235 42 81 115 101 162 101 53 0 129-22 171-115 31-67 36-145 36-221zM207 655c-39 0-98-26-115-121-11-58-11-148-11-207 0-61 0-126 9-179 19-117 92-126 117-126 34 0 98 17 115 115 11 56 11 129 11 190 0 76 0 143-11 204-14 93-70 124-115 124z">
              <text:p/>
            </draw:path>
          </draw:g>
        </draw:g>
        <draw:g>
          <svg:title>TexMaths</svg:title>
          <svg:desc>28§latex§\begin{aligned}
u_t + (uu_x+vu_y) &amp;= -p_x+\nu(u_{xx}+u_{yy})\\
v_t + (uv_x+vv_y) &amp;= -p_y+\nu(v_{xx}+v_{yy})
\end{aligned}§svg§600§FALSE§</svg:desc>
          <draw:g>
            <draw:path draw:style-name="gr2" draw:text-style-name="P2" draw:layer="layout" svg:width="16.799cm" svg:height="2.396cm" svg:x="6.882cm" svg:y="6.68cm" svg:viewBox="0 0 16800 2397" svg:d="M8399 2397c-2800 0-5599 0-8399 0 0-799 0-1598 0-2397 5600 0 11200 0 16800 0 0 799 0 1598 0 2397-2800 0-5601 0-8401 0z">
              <text:p/>
            </draw:path>
            <draw:path draw:style-name="gr3" draw:text-style-name="P3" draw:layer="layout" svg:width="0.506cm" svg:height="0.444cm" svg:x="6.86cm" svg:y="6.932cm" svg:viewBox="0 0 507 445" svg:d="M316 380c12 40 45 65 87 65 37 0 59-23 73-53 17-37 31-95 31-98 0-9-9-9-11-9-12 0-12 3-14 17-14 56-34 123-73 123-23 0-31-14-31-47 0-20 11-67 20-101 9-35 18-71 28-106 2-14 11-54 14-67 5-23 16-59 16-65 0-19-14-28-28-28-5 0-30 3-39 34-19 72-61 246-73 296-2 6-42 84-114 84-51 0-59-45-59-81 0-56 28-134 53-201 11-28 17-42 17-62 0-45-34-81-81-81-96 0-132 143-132 151 0 11 11 11 14 11 8 0 8-3 14-17 25-86 62-123 101-123 8 0 25 0 25 34 0 22-11 50-17 67-36 95-59 157-59 204 0 95 68 118 121 118 67 0 101-42 117-65z">
              <text:p/>
            </draw:path>
            <draw:path draw:style-name="gr3" draw:text-style-name="P3" draw:layer="layout" svg:width="0.231cm" svg:height="0.435cm" svg:x="7.426cm" svg:y="7.086cm" svg:viewBox="0 0 232 436" svg:d="M140 157c23 0 47 0 70 0 14 0 22 0 22-14 0-12-8-12-22-12-21 0-43 0-64 0 8-33 16-67 25-100 0-3 3-9 3-11 0-12-12-20-23-20-19 0-28 11-33 28-6 17 2-17-26 103-23 0-46 0-70 0-14 0-22 0-22 17 0 9 8 9 20 9 21 0 43 0 64 0-13 54-26 108-39 162-6 17-11 42-11 50 0 42 36 67 75 67 76 0 118-98 118-106s-9-8-11-8c-9 0-9 0-14 11-20 45-54 84-93 84-14 0-22-9-22-34 0-8 3-22 3-28 16-66 33-132 50-198z">
              <text:p/>
            </draw:path>
            <draw:path draw:style-name="gr3" draw:text-style-name="P3" draw:layer="layout" svg:width="0.654cm" svg:height="0.654cm" svg:x="8.016cm" svg:y="6.795cm" svg:viewBox="0 0 655 655" svg:d="M347 347c92 0 183 0 275 0 14 0 33 0 33-20 0-19-19-19-33-19-92 0-183 0-275 0 0-93 0-185 0-277 0-11 0-31-19-31-20 0-20 20-20 31 0 92 0 184 0 277-92 0-185 0-277 0-11 0-31 0-31 19 0 20 20 20 31 20 92 0 185 0 277 0 0 91 0 183 0 274 0 14 0 34 20 34 19 0 19-20 19-34 0-91 0-183 0-274z">
              <text:p/>
            </draw:path>
            <draw:path draw:style-name="gr3" draw:text-style-name="P3" draw:layer="layout" svg:width="0.229cm" svg:height="0.981cm" svg:x="9.041cm" svg:y="6.63cm" svg:viewBox="0 0 230 982" svg:d="M230 973c0-2 0-5-17-22-123-123-154-310-154-459 0-170 36-341 157-464 14-14 14-14 14-17 0-8-6-11-12-11-8 0-98 67-156 193-48 106-62 215-62 299 0 76 11 196 67 305 59 121 143 185 151 185 6 0 12-3 12-9z">
              <text:p/>
            </draw:path>
            <draw:path draw:style-name="gr3" draw:text-style-name="P3" draw:layer="layout" svg:width="0.506cm" svg:height="0.444cm" svg:x="9.354cm" svg:y="6.932cm" svg:viewBox="0 0 507 445" svg:d="M316 380c12 40 45 65 87 65 37 0 59-23 73-53 17-37 31-95 31-98 0-9-9-9-11-9-12 0-12 3-14 17-14 56-34 123-76 123-20 0-28-14-28-47 0-20 11-67 20-101 8-35 16-71 25-106 5-14 14-54 17-67 5-23 16-59 16-65 0-19-14-28-28-28-5 0-30 3-39 34-19 72-61 246-75 296 0 6-40 84-112 84-51 0-59-45-59-81 0-56 25-134 53-201 11-28 17-42 17-62 0-45-34-81-81-81-96 0-132 143-132 151 0 11 11 11 14 11 8 0 8-3 14-17 25-86 62-123 101-123 8 0 22 0 22 34 0 22-8 50-14 67-36 95-59 157-59 204 0 95 68 118 121 118 67 0 101-42 117-65z">
              <text:p/>
            </draw:path>
            <draw:path draw:style-name="gr3" draw:text-style-name="P3" draw:layer="layout" svg:width="0.503cm" svg:height="0.444cm" svg:x="9.92cm" svg:y="6.932cm" svg:viewBox="0 0 504 445" svg:d="M314 380c11 40 44 65 89 65 34 0 56-23 73-53 17-37 28-95 28-98 0-9-8-9-11-9-11 0-11 3-14 17-14 56-34 123-73 123-22 0-31-14-31-47 0-20 11-67 20-101 9-35 18-71 28-106 3-14 11-54 17-67 2-23 14-59 14-65 0-19-14-28-28-28-6 0-31 3-40 34-19 72-61 246-72 296-3 6-42 84-112 84-54 0-62-45-62-81 0-56 28-134 53-201 11-28 17-42 17-62 0-45-34-81-81-81-93 0-129 143-129 151 0 11 8 11 11 11 9 0 11-3 14-17 25-86 65-123 101-123 8 0 25 0 25 34 0 22-11 50-17 67-36 95-58 157-58 204 0 95 70 118 123 118 64 0 98-42 115-65z">
              <text:p/>
            </draw:path>
            <draw:path draw:style-name="gr3" draw:text-style-name="P3" draw:layer="layout" svg:width="0.369cm" svg:height="0.31cm" svg:x="10.485cm" svg:y="7.212cm" svg:viewBox="0 0 370 311" svg:d="M140 229c-8 23-31 62-64 62-3 0-26 0-40-11 28-9 31-34 31-37 0-16-11-25-28-25-19 0-39 17-39 42 0 34 39 51 73 51 31 0 61-23 78-51 17 37 53 51 81 51 79 0 121-87 121-107 0-8-9-8-11-8-9 0-9 3-12 11-16 48-56 84-95 84-28 0-42-20-42-45 0-19 17-81 37-156 14-54 44-70 67-70 12 2 22 0 36 8-22 6-31 25-31 39s12 25 28 25c17 0 40-14 40-42 0-39-45-50-73-50-34 0-62 22-76 48-14-28-45-48-84-48-75 0-120 84-120 104 0 11 8 11 11 11 8 0 11-3 14-14 17-53 59-81 95-81 23 0 39 11 39 44 0 14-8 48-14 70-7 32-15 64-22 95z">
              <text:p/>
            </draw:path>
            <draw:path draw:style-name="gr3" draw:text-style-name="P3" draw:layer="layout" svg:width="0.654cm" svg:height="0.654cm" svg:x="11.222cm" svg:y="6.795cm" svg:viewBox="0 0 655 655" svg:d="M347 347c92 0 183 0 275 0 14 0 33 0 33-20 0-19-19-19-33-19-92 0-183 0-275 0 0-93 0-185 0-277 0-11 0-31-19-31-20 0-20 20-20 31 0 92 0 184 0 277-91 0-183 0-274 0-14 0-34 0-34 19 0 20 20 20 34 20 91 0 183 0 274 0 0 91 0 183 0 274 0 14 0 34 20 34 19 0 19-20 19-34 0-91 0-183 0-274z">
              <text:p/>
            </draw:path>
            <draw:path draw:style-name="gr3" draw:text-style-name="P3" draw:layer="layout" svg:width="0.43cm" svg:height="0.444cm" svg:x="12.179cm" svg:y="6.932cm" svg:viewBox="0 0 431 445" svg:d="M431 70c0-53-25-70-42-70-25 0-47 25-47 48 0 14 2 19 14 30 22 20 33 45 33 79 0 42-59 268-173 268-51 0-73-36-73-87 0-55 25-125 56-207 5-16 11-30 11-50 0-45-31-81-81-81-93 0-129 143-129 151 0 11 7 8 11 11 11 0 11-3 17-17 28-100 70-123 98-123 8 0 25 0 25 31 0 25-8 53-17 70-42 115-56 160-56 201 0 107 87 121 132 121 165 0 221-325 221-375z">
              <text:p/>
            </draw:path>
            <draw:path draw:style-name="gr3" draw:text-style-name="P3" draw:layer="layout" svg:width="0.506cm" svg:height="0.444cm" svg:x="12.691cm" svg:y="6.932cm" svg:viewBox="0 0 507 445" svg:d="M316 380c12 40 45 65 87 65 34 0 56-23 73-53 17-37 31-95 31-98 0-9-11-9-14-9-9 0-11 3-14 17-11 56-31 123-73 123-20 0-31-14-31-47 0-20 11-67 20-101 9-35 18-71 28-106 3-14 14-54 17-67 5-23 14-59 14-65 0-19-14-28-28-28-6 0-31 3-40 34-16 72-61 246-72 296 0 6-40 84-112 84-51 0-62-45-62-81 0-56 28-134 53-201 11-28 17-42 17-62 0-45-31-81-81-81-93 0-129 143-129 151 0 11 8 11 11 11 11 0 11-3 17-17 25-86 62-123 98-123 8 0 25 0 25 34 0 22-11 50-17 67-36 95-56 157-56 204 0 95 68 118 121 118 64 0 101-42 117-65z">
              <text:p/>
            </draw:path>
            <draw:path draw:style-name="gr3" draw:text-style-name="P3" draw:layer="layout" svg:width="0.355cm" svg:height="0.441cm" svg:x="13.257cm" svg:y="7.212cm" svg:viewBox="0 0 356 442" svg:d="M353 42c3-8 3-8 3-14 0-14-12-22-23-22-8 0-22 2-31 16 0 6-5 26-8 40-6 19-11 39-17 58-3 17-25 104-25 109-3 0-34 62-87 62-45 0-45-45-45-59 0-36 14-78 37-131 8-23 11-31 11-42 0-34-28-59-67-59-67 0-101 92-101 104 0 11 11 11 14 11 8 0 8-6 11-11 17-59 48-84 76-84 11 0 17 5 17 22s-6 31-12 42c-30 81-39 109-39 137 0 14 0 45 28 67 20 17 51 23 67 23 28 0 54-12 76-31-8 36-17 64-45 100-19 20-47 42-84 42-3 0-36 0-50-22 36-3 24-24 36-36 0-23-19-28-25-28-20 0-42 14-42 47 0 34 34 59 84 59 67 0 154-53 174-140 22-87 44-173 67-260z">
              <text:p/>
            </draw:path>
            <draw:path draw:style-name="gr3" draw:text-style-name="P3" draw:layer="layout" svg:width="0.226cm" svg:height="0.981cm" svg:x="13.755cm" svg:y="6.63cm" svg:viewBox="0 0 227 982" svg:d="M227 492c0-78-9-195-65-307-58-121-142-185-154-185-5 0-8 6-8 11 0 3 0 3 20 23 95 97 151 251 151 458 0 168-37 342-160 465-11 11-11 14-11 16 0 6 3 9 8 9 12 0 101-67 157-190 51-109 62-219 62-300z">
              <text:p/>
            </draw:path>
            <draw:path draw:style-name="gr3" draw:text-style-name="P3" draw:layer="layout" svg:width="0.651cm" svg:height="0.228cm" svg:x="14.41cm" svg:y="7.008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3" draw:text-style-name="P3" draw:layer="layout" svg:width="0.601cm" svg:height="0.038cm" svg:x="15.474cm" svg:y="7.103cm" svg:viewBox="0 0 602 39" svg:d="M568 39c14 0 34 0 34-19 0-20-20-20-34-20-178 0-356 0-534 0-17 0-34 0-34 20 0 19 17 19 34 19 178 0 356 0 534 0z">
              <text:p/>
            </draw:path>
            <draw:path draw:style-name="gr3" draw:text-style-name="P3" draw:layer="layout" svg:width="0.511cm" svg:height="0.626cm" svg:x="16.127cm" svg:y="6.932cm" svg:viewBox="0 0 512 627" svg:d="M76 554c-9 33-9 42-54 42-11 0-22 0-22 17 0 8 6 14 14 14 25 0 53-3 81-3 34 0 67 3 98 3 6 0 17 0 17-20 0-11-8-11-22-11-51 0-51-9-51-17 0-11 42-171 48-196 14 28 42 62 92 62 115 0 235-143 235-288 0-93-56-157-128-157-51 0-98 36-129 76-11-54-53-76-90-76-45 0-64 39-73 56-16 34-30 92-30 95 0 11 7 8 11 11 11 0 11 0 17-22 16-70 36-118 72-118 17 0 31 9 31 45 0 23-3 34-8 50-37 146-73 291-109 437zM249 129c6-28 34-53 51-70 33-28 64-37 81-37 39 0 61 34 61 93 0 58-30 170-50 207-34 70-81 103-118 103-64 0-75-84-75-89 1-5 0-3 3-14 15-65 31-129 47-193z">
              <text:p/>
            </draw:path>
            <draw:path draw:style-name="gr3" draw:text-style-name="P3" draw:layer="layout" svg:width="0.366cm" svg:height="0.31cm" svg:x="16.686cm" svg:y="7.212cm" svg:viewBox="0 0 367 311" svg:d="M137 229c-5 23-28 62-64 62-3 0-23 0-37-11 28-9 31-34 31-37 0-16-11-25-28-25-19 0-39 17-39 42 0 34 39 51 73 51 31 0 59-23 75-51 17 37 56 51 82 51 81 0 123-87 123-107 0-8-9-8-11-8-12 0-12 3-14 11-14 48-56 84-96 84-25 0-42-20-42-45 0-19 17-81 37-156 14-54 45-70 67-70 3 0 22 0 39 8-22 6-31 25-31 39s13 25 28 25c16 0 37-14 37-42 0-39-42-50-70-50-34 0-62 22-79 48-11-28-42-48-81-48-78 0-120 84-120 104 0 11 8 11 11 11 8 0 8-3 11-14 20-53 62-81 95-81 23 0 42 11 42 44 0 14-8 48-14 70-8 32-16 64-25 95z">
              <text:p/>
            </draw:path>
            <draw:path draw:style-name="gr3" draw:text-style-name="P3" draw:layer="layout" svg:width="0.651cm" svg:height="0.654cm" svg:x="17.423cm" svg:y="6.795cm" svg:viewBox="0 0 652 655" svg:d="M347 347c92 0 183 0 275 0 14 0 30 0 30-20 0-19-16-19-30-19-92 0-183 0-275 0 0-93 0-185 0-277 0-11 0-31-19-31-20 0-20 20-20 31 0 92 0 184 0 277-92 0-185 0-277 0-14 0-31 0-31 19 0 20 17 20 31 20 92 0 185 0 277 0 0 91 0 183 0 274 0 14 0 34 20 34 19 0 19-20 19-34 0-91 0-183 0-274z">
              <text:p/>
            </draw:path>
            <draw:path draw:style-name="gr3" draw:text-style-name="P3" draw:layer="layout" svg:width="0.464cm" svg:height="0.433cm" svg:x="18.403cm" svg:y="6.932cm" svg:viewBox="0 0 465 434" svg:d="M168 11c-4-4 0-11-11-11-25 0-95 8-121 11-8 0-19 3-19 20 0 11 8 11 22 11 48 0 51 8 51 17 0 5-12 53-20 78-20 80-39 160-59 241-5 16-7 29-11 44 0 12 11 12 17 12 4 0 9 0 14 0 67-12 173-48 277-143 129-120 157-255 157-263 0-17-14-28-31-28-6 0-31 6-36 34-65 223-213 332-325 369 32-131 63-261 95-392z">
              <text:p/>
            </draw:path>
            <draw:path draw:style-name="gr3" draw:text-style-name="P3" draw:layer="layout" svg:width="0.229cm" svg:height="0.981cm" svg:x="18.996cm" svg:y="6.63cm" svg:viewBox="0 0 230 982" svg:d="M230 973c0-2 0-5-17-22-123-123-154-310-154-459 0-170 36-341 157-464 14-14 14-14 14-17 0-8-6-11-12-11-8 0-98 67-156 193-51 106-62 215-62 299 0 76 11 196 64 305 59 121 146 185 154 185 6 0 12-3 12-9z">
              <text:p/>
            </draw:path>
            <draw:path draw:style-name="gr3" draw:text-style-name="P3" draw:layer="layout" svg:width="0.506cm" svg:height="0.444cm" svg:x="19.31cm" svg:y="6.932cm" svg:viewBox="0 0 507 445" svg:d="M316 380c12 40 45 65 87 65 37 0 59-23 73-53 17-37 31-95 31-98 0-9-9-9-11-9-12 0-12 3-14 17-14 56-34 123-76 123-20 0-31-14-31-47 0-20 14-67 20-101 9-35 18-71 28-106 3-14 14-54 17-67 5-23 16-59 16-65 0-19-14-28-30-28-3 0-31 3-37 34-19 72-64 246-75 296 0 6-40 84-112 84-51 0-62-45-62-81 0-56 28-134 53-201 14-28 17-42 17-62 0-45-31-81-78-81-96 0-132 143-132 151 0 11 7 8 11 11 11 0 11-3 17-17 25-86 62-123 101-123 8 0 22 0 22 34 0 22-11 50-17 67-36 95-56 157-56 204 0 95 68 118 121 118 64 0 101-42 117-65z">
              <text:p/>
            </draw:path>
            <draw:path draw:style-name="gr3" draw:text-style-name="P3" draw:layer="layout" svg:width="0.369cm" svg:height="0.31cm" svg:x="19.878cm" svg:y="7.212cm" svg:viewBox="0 0 370 311" svg:d="M137 229c-5 23-28 62-64 62-12-4-23 0-37-11 28-9 31-34 31-37 0-16-11-25-28-25-19 0-39 17-39 42 0 34 39 51 73 51 31 0 59-23 75-51 17 37 56 51 84 51 79 0 121-87 121-107 0-8-9-8-11-8-9 0-12 3-14 11-14 48-56 84-93 84-28 0-42-20-42-45 0-19 14-81 34-156 14-54 45-70 67-70 3 0 25 0 39 8-22 6-31 25-31 39s13 25 28 25c16 0 40-14 40-42 0-39-45-50-73-50-34 0-62 22-79 48-11-28-42-48-81-48-78 0-120 84-120 104 0 11 8 11 11 11 8 0 8-3 11-14 20-53 62-81 95-81 23 0 42 11 42 44 0 14-8 48-14 70-8 32-16 64-25 95z">
              <text:p/>
            </draw:path>
            <draw:path draw:style-name="gr3" draw:text-style-name="P3" draw:layer="layout" svg:width="0.369cm" svg:height="0.31cm" svg:x="20.323cm" svg:y="7.212cm" svg:viewBox="0 0 370 311" svg:d="M140 229c-8 23-31 62-64 62-3 0-26 0-40-11 28-9 31-34 31-37 0-16-11-25-28-25-19 0-39 17-39 42 0 34 39 51 73 51 31 0 61-23 78-51 17 37 53 51 81 51 79 0 121-87 121-107 0-8-9-8-11-8-9 0-9 3-12 11-16 48-56 84-95 84-28 0-42-20-42-45 0-19 17-81 37-156 14-54 44-70 67-70 12 2 22 0 36 8-22 6-31 25-31 39s12 25 28 25c17 0 40-14 40-42 0-39-45-50-73-50-34 0-62 22-76 48-14-28-45-48-84-48-75 0-120 84-120 104 0 11 8 11 11 11 8 0 11-3 14-14 17-53 59-81 95-81 23 0 39 11 39 44 0 14-8 48-14 70-7 32-15 64-22 95z">
              <text:p/>
            </draw:path>
            <draw:path draw:style-name="gr3" draw:text-style-name="P3" draw:layer="layout" svg:width="0.654cm" svg:height="0.654cm" svg:x="21.059cm" svg:y="6.795cm" svg:viewBox="0 0 655 655" svg:d="M347 347c92 0 183 0 275 0 14 0 33 0 33-20 0-19-19-19-33-19-92 0-183 0-275 0 0-93 0-185 0-277 0-11 0-31-19-31-20 0-20 20-20 31 0 92 0 184 0 277-91 0-183 0-274 0-14 0-34 0-34 19 0 20 20 20 34 20 91 0 183 0 274 0 0 91 0 183 0 274 0 14 0 34 20 34 19 0 19-20 19-34 0-91 0-183 0-274z">
              <text:p/>
            </draw:path>
            <draw:path draw:style-name="gr3" draw:text-style-name="P3" draw:layer="layout" svg:width="0.506cm" svg:height="0.444cm" svg:x="22.017cm" svg:y="6.932cm" svg:viewBox="0 0 507 445" svg:d="M316 380c12 40 45 65 87 65 34 0 56-23 73-53 17-37 31-95 31-98 0-9-11-9-14-9-9 0-9 3-11 17-14 56-34 123-76 123-20 0-31-14-31-47 0-20 11-67 20-101 9-35 18-71 28-106 3-14 14-54 17-67 5-23 14-59 14-65 0-19-14-28-28-28-6 0-31 3-40 34-16 72-61 246-72 296 0 6-40 84-112 84-51 0-62-45-62-81 0-56 28-134 53-201 11-28 17-42 17-62 0-45-31-81-81-81-93 0-129 143-129 151 0 11 7 8 11 11 11 0 11-3 17-17 25-86 62-123 98-123 11 0 25 0 25 34 0 22-11 50-17 67-36 95-56 157-56 204 0 95 68 118 121 118 64 0 101-42 117-65z">
              <text:p/>
            </draw:path>
            <draw:path draw:style-name="gr3" draw:text-style-name="P3" draw:layer="layout" svg:width="0.352cm" svg:height="0.441cm" svg:x="22.585cm" svg:y="7.212cm" svg:viewBox="0 0 353 442" svg:d="M350 42c3-8 3-8 3-14 0-14-11-22-23-22-8 0-22 2-28 16-2 6-8 26-11 40-5 19-11 39-17 58-2 17-25 104-25 109-3 0-31 62-87 62-44 0-44-45-44-59 0-36 14-78 36-131 8-23 11-31 11-42 0-34-28-59-67-59-67 0-98 92-98 104 0 11 8 11 11 11 9 0 9-6 11-11 17-59 48-84 76-84 11 0 17 5 17 22s-6 31-11 42c-31 81-40 109-40 137 0 14 0 45 28 67 20 17 51 23 68 23 28 0 53-12 75-31-8 36-17 64-45 100-19 20-47 42-84 42-2 0-36 0-50-22 36-3 24-24 36-36 0-23-19-28-25-28-17 0-42 14-42 47 0 34 34 59 84 59 70 0 154-53 174-140 22-87 45-173 67-260z">
              <text:p/>
            </draw:path>
            <draw:path draw:style-name="gr3" draw:text-style-name="P3" draw:layer="layout" svg:width="0.352cm" svg:height="0.441cm" svg:x="23.008cm" svg:y="7.212cm" svg:viewBox="0 0 353 442" svg:d="M350 42c3-8 3-8 3-14 0-14-11-22-23-22-8 0-19 2-28 16-2 6-8 26-11 40-5 19-9 39-14 58-5 17-25 104-28 109-28 21-31 62-84 62-47 0-47-45-47-59 0-36 16-78 36-131 8-23 11-31 11-42 0-34-28-59-64-59-70 0-101 92-101 104 0 11 8 11 11 11 11 0 11-6 11-11 20-59 48-84 76-84 11 0 17 5 17 22s-6 31-9 42c-33 81-39 109-39 137 0 14 0 45 25 67 23 17 51 23 70 23 28 0 51-12 76-31-11 36-17 64-48 100-16 20-44 42-81 42-5 0-39 0-53-22 39-3 26-24 39-36 0-23-22-28-28-28-17 0-39 14-39 47 0 34 34 59 81 59 70 0 154-53 177-140 21-87 42-173 64-260z">
              <text:p/>
            </draw:path>
            <draw:path draw:style-name="gr3" draw:text-style-name="P3" draw:layer="layout" svg:width="0.229cm" svg:height="0.981cm" svg:x="23.503cm" svg:y="6.63cm" svg:viewBox="0 0 230 982" svg:d="M230 492c0-78-12-195-65-307-59-121-145-185-154-185-5 0-11 6-11 11 0 3 0 3 20 23 95 97 151 251 151 458 0 168-37 342-157 465-14 11-14 14-14 16 0 6 6 9 11 9 9 0 98-67 157-190 50-109 62-219 62-300z">
              <text:p/>
            </draw:path>
            <draw:path draw:style-name="gr3" draw:text-style-name="P3" draw:layer="layout" svg:width="0.43cm" svg:height="0.444cm" svg:x="7.12cm" svg:y="8.406cm" svg:viewBox="0 0 431 445" svg:d="M431 67c0-53-25-67-42-67-25 0-50 25-50 48 0 11 5 16 17 28 19 19 33 44 33 81 0 42-59 265-176 265-48 0-73-33-73-84 0-55 28-128 59-209 5-17 11-31 11-48 0-45-31-81-81-81-93 0-129 143-129 151s8 8 11 8c11 0 11 0 17-16 28-98 70-121 98-121 8 0 25 0 25 31 0 25-11 51-17 67-42 115-56 160-56 202 0 106 87 123 132 123 165 0 221-325 221-378z">
              <text:p/>
            </draw:path>
            <draw:path draw:style-name="gr3" draw:text-style-name="P3" draw:layer="layout" svg:width="0.231cm" svg:height="0.435cm" svg:x="7.596cm" svg:y="8.557cm" svg:viewBox="0 0 232 436" svg:d="M143 159c23 0 46 0 70 0 11 0 19 0 19-16 0-9-8-9-19-9-22 0-43 0-65 0 9-34 17-69 26-103 0-3 2-6 2-9 0-11-11-22-25-22-17 0-28 11-31 31-5 17 3-17-28 103-23 0-46 0-70 0-11 0-22 0-22 14 0 11 8 11 22 11 22 0 43 0 65 0-13 55-26 109-39 163-6 16-12 42-12 50 0 39 34 64 73 64 79 0 121-93 121-103s-9-11-12-11c-8 0-8 2-14 14-19 42-56 81-92 81-14 0-25-9-25-34 0-5 3-19 5-28 17-65 34-130 51-196z">
              <text:p/>
            </draw:path>
            <draw:path draw:style-name="gr3" draw:text-style-name="P3" draw:layer="layout" svg:width="0.651cm" svg:height="0.654cm" svg:x="8.19cm" svg:y="8.266cm" svg:viewBox="0 0 652 655" svg:d="M347 347c92 0 183 0 275 0 11 0 30 0 30-20 0-19-19-19-30-19-92 0-183 0-275 0 0-92 0-183 0-274 0-14 2-34-19-34s-23 20-23 34c0 91 0 182 0 274-91 0-183 0-274 0-14 0-31 0-31 19 0 20 17 20 31 20 91 0 183 0 274 0 0 92 0 185 0 277 0 11 2 31 23 31s19-20 19-31c0-92 0-185 0-277z">
              <text:p/>
            </draw:path>
            <draw:path draw:style-name="gr3" draw:text-style-name="P3" draw:layer="layout" svg:width="0.229cm" svg:height="0.981cm" svg:x="9.214cm" svg:y="8.104cm" svg:viewBox="0 0 230 982" svg:d="M230 971c0-3 0-6-17-20-123-126-157-310-157-461 0-171 39-342 160-465 14-11 14-14 14-17 0-5-6-8-12-8-11 0-98 67-156 190-51 109-62 218-62 300 0 78 11 195 64 307 59 121 143 185 154 185 6 0 12-3 12-11z">
              <text:p/>
            </draw:path>
            <draw:path draw:style-name="gr3" draw:text-style-name="P3" draw:layer="layout" svg:width="0.506cm" svg:height="0.444cm" svg:x="9.528cm" svg:y="8.406cm" svg:viewBox="0 0 507 445" svg:d="M316 378c12 42 45 67 87 67 34 0 56-23 73-53 17-37 31-95 31-98 0-11-11-11-14-11-9 0-9 5-11 19-14 53-34 120-76 120-20 0-31-11-31-44 0-23 11-67 20-104 9-34 18-69 28-103 3-17 14-54 17-67 5-23 14-62 14-68 0-16-14-25-28-25-6 0-31 0-40 34-16 72-61 243-72 296 0 3-40 81-112 81-51 0-62-44-62-81 0-53 28-131 53-198 11-31 17-45 17-62 0-45-31-81-81-81-93 0-129 143-129 151s7 6 11 8c11 0 11 0 17-16 25-84 62-121 98-121 11 0 25 0 25 31 0 25-11 53-17 67-36 98-56 160-56 207 0 93 68 118 121 118 64 0 101-45 117-67z">
              <text:p/>
            </draw:path>
            <draw:path draw:style-name="gr3" draw:text-style-name="P3" draw:layer="layout" svg:width="0.43cm" svg:height="0.444cm" svg:x="10.091cm" svg:y="8.406cm" svg:viewBox="0 0 431 445" svg:d="M431 67c0-53-25-67-42-67-25 0-47 25-47 48 0 11 5 16 14 28 22 19 33 44 33 81 0 42-59 265-173 265-51 0-73-33-73-84 0-55 25-128 56-209 8-17 11-31 11-48 0-45-31-81-78-81-93 0-132 143-132 151s7 6 11 8c11 0 11 0 17-16 28-98 70-121 101-121 5 0 22 0 22 31 0 25-8 51-17 67-42 115-56 160-56 202 0 106 87 123 132 123 165 0 221-325 221-378z">
              <text:p/>
            </draw:path>
            <draw:path draw:style-name="gr3" draw:text-style-name="P3" draw:layer="layout" svg:width="0.369cm" svg:height="0.31cm" svg:x="10.572cm" svg:y="8.683cm" svg:viewBox="0 0 370 311" svg:d="M140 232c-8 23-31 59-67 59-12-3-23 0-37-8 28-9 31-34 31-40 0-14-11-25-28-25-19 0-39 17-39 42 0 34 39 51 73 51 31 0 59-20 75-48 17 36 56 48 84 48 79 0 121-87 121-104 0-11-9-11-11-11-9 0-12 5-14 14-14 45-54 81-93 81-28 0-42-17-42-45 0-17 17-78 37-156 11-54 44-70 67-70 12 3 22 0 36 11-22 5-31 25-31 36 0 17 12 25 28 25 17 0 40-11 40-42 0-39-45-50-73-50-34 0-62 22-76 50-14-28-45-50-84-50-75 0-120 87-120 106 0 9 8 9 11 9 8 0 8-3 14-11 17-54 59-84 92-84 23 0 42 14 42 44 0 14-8 51-14 73-7 32-15 63-22 95z">
              <text:p/>
            </draw:path>
            <draw:path draw:style-name="gr3" draw:text-style-name="P3" draw:layer="layout" svg:width="0.654cm" svg:height="0.654cm" svg:x="11.309cm" svg:y="8.266cm" svg:viewBox="0 0 655 655" svg:d="M347 347c92 0 183 0 275 0 14 0 33 0 33-20 0-19-19-19-33-19-92 0-183 0-275 0 0-92 0-183 0-274 0-14 0-34-19-34-20 0-20 20-20 34 0 91 0 182 0 274-91 0-183 0-274 0-14 0-34 0-34 19 0 20 20 20 34 20 91 0 183 0 274 0 0 92 0 185 0 277 0 11 0 31 20 31 19 0 19-20 19-31 0-92 0-185 0-277z">
              <text:p/>
            </draw:path>
            <draw:path draw:style-name="gr3" draw:text-style-name="P3" draw:layer="layout" svg:width="0.43cm" svg:height="0.444cm" svg:x="12.266cm" svg:y="8.406cm" svg:viewBox="0 0 431 445" svg:d="M431 67c0-53-25-67-42-67-25 0-50 25-50 48 0 11 5 16 17 28 19 19 33 44 33 81 0 42-59 265-176 265-48 0-73-33-73-84 0-55 28-128 59-209 5-17 11-31 11-48 0-45-31-81-81-81-93 0-129 143-129 151s8 8 11 8c11 0 11 0 17-16 28-98 70-121 98-121 8 0 25 0 25 31 0 25-11 51-17 67-42 115-56 160-56 202 0 106 87 123 132 123 165 0 221-325 221-378z">
              <text:p/>
            </draw:path>
            <draw:path draw:style-name="gr3" draw:text-style-name="P3" draw:layer="layout" svg:width="0.43cm" svg:height="0.444cm" svg:x="12.778cm" svg:y="8.406cm" svg:viewBox="0 0 431 445" svg:d="M431 67c0-53-25-67-42-67-25 0-50 25-50 48 0 11 5 16 17 28 19 19 33 44 33 81 0 42-59 265-176 265-51 0-73-33-73-84 0-55 28-128 59-209 5-17 11-31 11-48 0-45-31-81-81-81-93 0-129 143-129 151s8 8 11 8c11 0 11 0 17-16 28-98 70-121 98-121 8 0 25 0 25 31 0 25-11 51-17 67-44 115-56 160-56 202 0 106 87 123 132 123 165 0 221-325 221-378z">
              <text:p/>
            </draw:path>
            <draw:path draw:style-name="gr3" draw:text-style-name="P3" draw:layer="layout" svg:width="0.355cm" svg:height="0.444cm" svg:x="13.257cm" svg:y="8.683cm" svg:viewBox="0 0 356 445" svg:d="M353 45c3-9 3-11 3-14 0-14-12-23-23-23-8 0-22 3-31 17 0 3-5 25-8 39-6 19-11 38-17 56-3 17-25 104-25 112-3 0-34 59-87 59-45 0-45-45-45-56 0-36 14-81 37-134 8-23 11-31 11-42 0-34-28-59-67-59-67 0-101 95-101 106 0 9 11 9 14 9 8 0 8-3 11-11 17-56 48-84 76-84 11 0 17 8 17 25 0 14-6 31-12 39-30 84-39 109-39 140 0 11 0 45 28 67 20 17 51 20 67 20 28 0 54-12 76-31-8 39-17 67-45 100-19 23-47 45-84 45-3 0-36 0-50-22 36-6 36-37 36-39 0-23-19-26-25-26-20 0-42 14-42 45 0 37 34 62 84 62 67 0 154-53 174-140 22-87 44-174 67-260z">
              <text:p/>
            </draw:path>
            <draw:path draw:style-name="gr3" draw:text-style-name="P3" draw:layer="layout" svg:width="0.226cm" svg:height="0.981cm" svg:x="13.755cm" svg:y="8.104cm" svg:viewBox="0 0 227 982" svg:d="M227 490c0-76-9-196-65-305-58-121-142-185-154-185-5 0-8 3-8 8 0 3 0 6 20 23 95 98 151 254 151 459 0 167-37 341-160 464-11 11-11 14-11 17 0 5 3 11 8 11 12 0 101-67 157-193 51-106 62-216 62-299z">
              <text:p/>
            </draw:path>
            <draw:path draw:style-name="gr3" draw:text-style-name="P3" draw:layer="layout" svg:width="0.651cm" svg:height="0.228cm" svg:x="14.41cm" svg:y="8.479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3" draw:text-style-name="P3" draw:layer="layout" svg:width="0.601cm" svg:height="0.038cm" svg:x="15.474cm" svg:y="8.574cm" svg:viewBox="0 0 602 39" svg:d="M568 39c14 0 34 0 34-19 0-20-20-20-34-20-178 0-356 0-534 0-17 0-34 0-34 20 0 19 17 19 34 19 178 0 356 0 534 0z">
              <text:p/>
            </draw:path>
            <draw:path draw:style-name="gr3" draw:text-style-name="P3" draw:layer="layout" svg:width="0.511cm" svg:height="0.623cm" svg:x="16.127cm" svg:y="8.406cm" svg:viewBox="0 0 512 624" svg:d="M76 554c-9 33-9 39-54 39-11 0-22 0-22 20 0 8 6 11 14 11 25 0 53-3 81-3 34 0 67 3 98 3 6 0 17 0 17-20 0-11-8-11-22-11-51 0-51-6-51-14 0-14 42-173 48-199 14 31 42 65 92 65 115 0 235-143 235-288 0-93-56-157-128-157-51 0-98 34-129 73-11-53-53-73-90-73-45 0-64 39-73 56-16 34-30 92-30 95 0 8 7 6 11 8 11 0 11 0 17-22 16-70 36-115 72-115 17 0 31 6 31 45 0 23-3 34-8 50-37 146-73 291-109 437zM249 126c6-25 34-53 51-67 33-31 64-37 81-37 39 0 61 35 61 93 0 57-30 170-50 207-34 70-81 100-118 100-64 0-75-81-75-86 0-3 0-3 3-17 15-64 31-129 47-193z">
              <text:p/>
            </draw:path>
            <draw:path draw:style-name="gr3" draw:text-style-name="P3" draw:layer="layout" svg:width="0.352cm" svg:height="0.444cm" svg:x="16.686cm" svg:y="8.683cm" svg:viewBox="0 0 353 445" svg:d="M350 45c3-9 3-11 3-14 0-14-11-23-23-23-8 0-22 3-28 17-2 3-8 25-11 39-5 19-11 38-17 56-2 17-25 104-25 112-3 0-31 59-87 59-44 0-44-45-44-56 0-36 14-81 36-134 8-23 11-31 11-42 0-34-28-59-64-59-70 0-101 95-101 106 0 9 8 9 11 9 9 0 9-3 11-11 17-56 48-84 76-84 11 0 17 8 17 25 0 14-6 31-11 39-31 84-40 109-40 140 0 11 0 45 28 67 20 17 51 20 68 20 28 0 53-12 75-31-8 39-17 67-45 100-19 23-44 45-84 45-2 0-36 0-50-22 36-6 36-37 36-39 0-23-19-26-25-26-17 0-42 14-42 45 0 37 34 62 84 62 70 0 154-53 174-140 22-87 45-174 67-260z">
              <text:p/>
            </draw:path>
            <draw:path draw:style-name="gr3" draw:text-style-name="P3" draw:layer="layout" svg:width="0.651cm" svg:height="0.654cm" svg:x="17.4cm" svg:y="8.266cm" svg:viewBox="0 0 652 655" svg:d="M347 347c92 0 183 0 275 0 14 0 30 0 30-20 0-19-16-19-30-19-92 0-183 0-275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3" draw:text-style-name="P3" draw:layer="layout" svg:width="0.464cm" svg:height="0.433cm" svg:x="18.38cm" svg:y="8.406cm" svg:viewBox="0 0 465 434" svg:d="M168 11c0-3 0-11-11-11-25 0-95 8-121 8-8 3-19 3-19 20 0 14 8 14 22 14 48 0 51 6 51 17 0 5-12 53-20 78-20 80-39 160-59 241-5 14-11 42-11 44 0 12 11 12 17 12 4 0 9 0 14 0 67-12 173-51 277-146 129-120 157-254 157-263 0-17-14-25-31-25-6 0-31 3-36 31-65 224-213 333-325 369 32-130 63-259 95-389z">
              <text:p/>
            </draw:path>
            <draw:path draw:style-name="gr3" draw:text-style-name="P3" draw:layer="layout" svg:width="0.229cm" svg:height="0.981cm" svg:x="18.974cm" svg:y="8.104cm" svg:viewBox="0 0 230 982" svg:d="M230 971c0-3 0-6-17-20-123-126-154-310-154-461 0-171 36-342 157-465 14-11 14-14 14-17 0-5-6-8-12-8-8 0-98 67-156 190-51 109-62 218-62 300 0 78 11 195 64 307 59 121 146 185 154 185 6 0 12-3 12-11z">
              <text:p/>
            </draw:path>
            <draw:path draw:style-name="gr3" draw:text-style-name="P3" draw:layer="layout" svg:width="0.43cm" svg:height="0.444cm" svg:x="19.287cm" svg:y="8.406cm" svg:viewBox="0 0 431 445" svg:d="M431 67c0-53-25-67-42-67-25 0-47 25-47 48 0 11 5 16 14 28 22 19 33 44 33 81 0 42-59 265-173 265-51 0-73-33-73-84 0-55 25-128 56-209 8-17 11-31 11-48 0-45-31-81-78-81-93 0-132 143-132 151s7 6 11 8c11 0 11 0 17-16 28-98 70-121 101-121 5 0 22 0 22 31 0 25-8 51-17 67-42 115-56 160-56 202 0 106 87 123 132 123 165 0 221-325 221-378z">
              <text:p/>
            </draw:path>
            <draw:path draw:style-name="gr3" draw:text-style-name="P3" draw:layer="layout" svg:width="0.369cm" svg:height="0.31cm" svg:x="19.769cm" svg:y="8.683cm" svg:viewBox="0 0 370 311" svg:d="M140 232c-8 23-31 59-67 59-12-3-23 0-37-8 28-9 31-34 31-40 0-14-11-25-28-25-19 0-39 17-39 42 0 34 39 51 73 51 31 0 59-20 75-48 17 36 56 48 84 48 79 0 121-87 121-104 0-11-9-11-11-11-9 0-12 5-14 14-14 45-54 81-93 81-28 0-42-17-42-45 0-17 17-78 37-156 11-54 44-70 67-70 12 3 22 0 36 11-22 5-31 25-31 36 0 17 12 25 28 25 17 0 40-11 40-42 0-39-45-50-73-50-34 0-62 22-76 50-14-28-45-50-84-50-75 0-120 87-120 106 0 9 8 9 11 9 8 0 8-3 14-11 17-54 59-84 92-84 23 0 42 14 42 44 0 14-8 51-14 73-7 32-15 63-22 95z">
              <text:p/>
            </draw:path>
            <draw:path draw:style-name="gr3" draw:text-style-name="P3" draw:layer="layout" svg:width="0.369cm" svg:height="0.31cm" svg:x="20.214cm" svg:y="8.683cm" svg:viewBox="0 0 370 311" svg:d="M140 232c-8 23-31 59-64 59-3 0-23 0-40-8 31-9 31-34 31-40 0-14-11-25-28-25s-39 17-39 42c0 34 39 51 73 51 33 0 61-20 78-48 17 36 53 48 81 48 79 0 121-87 121-104 0-11-9-11-11-11-9 0-9 5-12 14-14 45-56 81-95 81-28 0-42-17-42-45 0-17 17-78 37-156 14-54 44-70 67-70 12 3 22 0 36 11-22 5-31 25-31 36 0 17 13 25 28 25 16 0 40-11 40-42 0-39-45-50-73-50-34 0-62 22-76 50-14-28-45-50-84-50-75 0-120 87-120 106 0 9 7 6 11 9 8 0 11-3 14-11 17-54 62-84 95-84 23 0 39 14 39 44 0 14-8 51-14 73-7 32-15 63-22 95z">
              <text:p/>
            </draw:path>
            <draw:path draw:style-name="gr3" draw:text-style-name="P3" draw:layer="layout" svg:width="0.654cm" svg:height="0.654cm" svg:x="20.95cm" svg:y="8.266cm" svg:viewBox="0 0 655 655" svg:d="M347 347c92 0 183 0 275 0 14 0 33 0 33-20 0-19-19-19-33-19-92 0-183 0-275 0 0-92 0-183 0-274 0-14 0-34-19-34-20 0-20 20-20 34 0 91 0 182 0 274-91 0-183 0-274 0-14 0-34 0-34 19 0 20 20 20 34 20 91 0 183 0 274 0 0 92 0 185 0 277 0 11 0 31 20 31 19 0 19-20 19-31 0-92 0-185 0-277z">
              <text:p/>
            </draw:path>
            <draw:path draw:style-name="gr3" draw:text-style-name="P3" draw:layer="layout" svg:width="0.43cm" svg:height="0.444cm" svg:x="21.908cm" svg:y="8.406cm" svg:viewBox="0 0 431 445" svg:d="M431 67c0-53-25-67-42-67-25 0-47 25-47 48 0 11 5 16 14 28 22 19 33 44 33 81 0 42-59 265-173 265-51 0-73-33-73-84 0-55 25-128 56-209 8-17 11-31 11-48 0-45-31-81-78-81-93 0-132 143-132 151s7 6 11 8c11 0 11 0 17-16 28-98 70-121 101-121 5 0 22 0 22 31 0 25-8 51-17 67-42 115-56 160-56 202 0 106 87 123 132 123 165 0 221-325 221-378z">
              <text:p/>
            </draw:path>
            <draw:path draw:style-name="gr3" draw:text-style-name="P3" draw:layer="layout" svg:width="0.352cm" svg:height="0.444cm" svg:x="22.389cm" svg:y="8.683cm" svg:viewBox="0 0 353 445" svg:d="M350 45c3-9 3-11 3-14 0-14-11-23-23-23-8 0-19 3-28 17-2 3-8 25-11 39-5 19-9 38-14 56-5 17-25 104-28 112-28 20-31 59-84 59-47 0-47-45-47-56 0-36 16-81 36-134 8-23 11-31 11-42 0-34-28-59-64-59-70 0-101 95-101 106 0 9 8 9 11 9 11 0 11-3 14-11 17-56 45-84 73-84 11 0 17 8 17 25 0 14-6 31-9 39-33 84-39 109-39 140 0 11 0 45 25 67 23 17 51 20 70 20 28 0 51-12 76-31-11 39-17 67-48 100-16 23-44 45-81 45-5 0-39 0-53-22 39-6 39-37 39-39 0-23-22-26-28-26-17 0-39 14-39 45 0 37 34 62 81 62 70 0 154-53 177-140 21-87 42-174 64-260z">
              <text:p/>
            </draw:path>
            <draw:path draw:style-name="gr3" draw:text-style-name="P3" draw:layer="layout" svg:width="0.352cm" svg:height="0.444cm" svg:x="22.812cm" svg:y="8.683cm" svg:viewBox="0 0 353 445" svg:d="M350 45c3-9 3-11 3-14 0-14-11-23-23-23-5 0-19 3-28 17-2 3-8 25-11 39-5 19-9 38-14 56-3 17-25 104-28 112-28 20-31 59-84 59-47 0-47-45-47-56 0-36 16-81 36-134 8-23 14-31 14-42 0-34-31-59-67-59-70 0-101 95-101 106 0 9 7 6 11 9 11 0 11-3 14-11 17-56 48-84 73-84 14 0 20 8 20 25 0 14-9 31-12 39-33 84-39 109-39 140 0 11 0 45 25 67 23 17 51 20 70 20 28 0 54-12 76-31-8 39-17 67-45 100-19 23-47 45-84 45-5 0-36 0-50-22 36-6 36-37 36-39 0-23-19-26-28-26-17 0-39 14-39 45 0 37 34 62 81 62 70 0 154-53 177-140 21-87 42-174 64-260z">
              <text:p/>
            </draw:path>
            <draw:path draw:style-name="gr3" draw:text-style-name="P3" draw:layer="layout" svg:width="0.226cm" svg:height="0.981cm" svg:x="23.31cm" svg:y="8.104cm" svg:viewBox="0 0 227 982" svg:d="M227 490c0-76-11-196-65-305-58-121-142-185-154-185-5 0-8 3-8 8 0 3 0 6 17 23 98 98 154 254 154 459 0 167-37 341-160 464-11 11-11 14-11 17 0 5 3 11 8 11 12 0 98-67 157-193 51-106 62-216 62-299z">
              <text:p/>
            </draw:path>
          </draw:g>
        </draw:g>
        <draw:g>
          <svg:title>TexMaths</svg:title>
          <svg:desc>28§latex§\begin{aligned}
    u&amp;=\psi_y\\
    v&amp;=-\psi_x
\end{aligned}§svg§600§FALSE§</svg:desc>
          <draw:g>
            <draw:path draw:style-name="gr2" draw:text-style-name="P2" draw:layer="layout" svg:width="3.577cm" svg:height="2.256cm" svg:x="2.165cm" svg:y="6.765cm" svg:viewBox="0 0 3578 2257" svg:d="M1791 2257c-597 0-1194 0-1791 0 0-752 0-1505 0-2257 1193 0 2386 0 3578 0 0 752 0 1505 0 2257-596 0-1192 0-1787 0z">
              <text:p/>
            </draw:path>
            <draw:path draw:style-name="gr3" draw:text-style-name="P3" draw:layer="layout" svg:width="0.505cm" svg:height="0.444cm" svg:x="2.143cm" svg:y="6.964cm" svg:viewBox="0 0 506 445" svg:d="M316 378c11 42 45 67 87 67 36 0 59-23 73-53 16-37 20-66 30-98 0-11-8-11-11-11-11 0-11 5-14 19-14 53-33 120-75 120-20 0-28-11-28-44 0-23 11-68 19-104 9-35 17-71 25-106 3-14 14-51 17-65 6-22 17-61 17-67 0-16-14-25-31-25-3 0-28 0-36 34-20 72-62 243-76 296 0 3-39 81-112 81-50 0-58-44-58-81 0-53 25-131 53-198 11-31 17-45 17-62 0-45-34-81-82-81-95 0-131 143-131 151s11 8 14 8c8 0 8 0 14-16 25-87 62-123 101-123 8 0 22 2 22 33 0 23-8 53-14 67-36 98-59 157-59 207 0 93 67 118 121 118 67 0 100-45 117-67z">
              <text:p/>
            </draw:path>
            <draw:path draw:style-name="gr3" draw:text-style-name="P3" draw:layer="layout" svg:width="0.654cm" svg:height="0.228cm" svg:x="3.005cm" svg:y="7.037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3" draw:text-style-name="P3" draw:layer="layout" svg:width="0.595cm" svg:height="0.883cm" svg:x="4.017cm" svg:y="6.715cm" svg:viewBox="0 0 596 884" svg:d="M445 25c0-3 3-8 3-14 0-8-9-11-12-11-11 0-11 3-16 20-54 216-109 432-163 649-75-9-112-45-112-110 0-19 0-44 54-181 2-12 11-28 11-48 0-45-31-81-81-81-93 0-129 143-129 151s8 8 11 8c9 0 11 0 17-16 25-93 64-123 98-123 8 0 25 0 25 33 0 25-11 50-22 84-48 123-48 148-48 165 0 95 76 134 171 140-9 36-9 36-23 89-2 12-22 90-22 93s0 11 11 11c3 0 9 0 11-3 3-3 9-28 12-42 12-48 24-97 36-145 36 0 123 0 215-107 40-44 62-86 73-117 9-25 31-109 31-154 0-53-28-67-45-67-25 0-47 25-47 48 0 11 5 16 14 25 11 11 33 36 33 84 0 61-50 142-84 179-87 86-148 86-184 86 54-215 108-430 162-646z">
              <text:p/>
            </draw:path>
            <draw:path draw:style-name="gr3" draw:text-style-name="P3" draw:layer="layout" svg:width="0.352cm" svg:height="0.444cm" svg:x="4.661cm" svg:y="7.241cm" svg:viewBox="0 0 353 445" svg:d="M350 45c3-9 3-11 3-14 0-14-12-23-23-23-8 0-22 3-28 17-3 3-8 25-11 39-5 19-9 38-14 56-6 17-25 104-28 112-28 20-31 59-84 59-47 0-47-45-47-56 0-36 16-81 36-134 8-23 11-31 11-42 0-34-28-59-64-59-70 0-101 95-101 106 0 9 8 9 11 9 9 0 11-3 11-12 20-55 48-83 76-83 11 0 17 8 17 25 0 14-6 31-9 39-33 84-42 109-42 140 0 11 0 45 28 64 23 20 51 22 70 22 25 0 51-11 73-30-8 39-14 67-45 100-17 23-45 45-81 45-5 0-39 0-53-22 39-6 39-37 39-39 0-23-22-26-28-26-17 0-39 14-39 45 0 37 31 62 81 62 70 0 154-53 176-140s43-174 65-260z">
              <text:p/>
            </draw:path>
            <draw:path draw:style-name="gr3" draw:text-style-name="P3" draw:layer="layout" svg:width="0.43cm" svg:height="0.444cm" svg:x="2.196cm" svg:y="8.438cm" svg:viewBox="0 0 431 445" svg:d="M431 67c0-53-25-67-45-67-22 0-47 25-47 45 0 14 5 19 16 31 20 19 34 44 34 81 0 39-62 265-176 265-51 0-73-33-73-86s28-126 59-207c5-17 11-31 11-51 0-42-31-78-81-78-93 0-129 140-129 151 0 8 8 8 11 8 9 0 11-2 14-16 31-101 73-123 101-123 8 0 25 0 25 33 0 23-11 50-17 67-44 115-56 160-56 202 0 106 87 123 132 123 165 0 221-328 221-378z">
              <text:p/>
            </draw:path>
            <draw:path draw:style-name="gr3" draw:text-style-name="P3" draw:layer="layout" svg:width="0.654cm" svg:height="0.228cm" svg:x="3.005cm" svg:y="8.51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3" draw:text-style-name="P3" draw:layer="layout" svg:width="0.598cm" svg:height="0.038cm" svg:x="4.071cm" svg:y="8.606cm" svg:viewBox="0 0 599 39" svg:d="M565 39c17 0 34 0 34-19 0-20-17-20-34-20-177 0-354 0-531 0-17 0-34 0-34 20 0 19 17 19 34 19 177 0 354 0 531 0z">
              <text:p/>
            </draw:path>
            <draw:path draw:style-name="gr3" draw:text-style-name="P3" draw:layer="layout" svg:width="0.595cm" svg:height="0.883cm" svg:x="4.781cm" svg:y="8.189cm" svg:viewBox="0 0 596 884" svg:d="M445 25c0-3 3-8 3-14 0-11-6-11-12-11-11 0-11 3-14 20-55 216-110 432-165 649-72-9-112-45-112-110 0-19 0-44 54-181 5-14 11-31 11-51 0-42-31-78-81-78-93 0-129 140-129 151 0 8 8 8 11 8 11 0 11-2 17-16 25-95 64-123 98-123 8 0 25 0 25 33 0 25-11 48-22 84-48 123-48 148-48 165 0 92 76 134 171 140-9 36-9 36-23 89-2 12-22 90-22 93s0 11 14 11c3-2 6 0 8-6 3 0 9-25 12-39 12-48 24-97 36-145 36 0 123 0 215-107 42-44 62-89 73-117 9-25 31-109 31-154 0-56-28-67-45-67-25 0-47 25-47 45 0 14 5 19 14 28 11 11 36 36 36 84 0 61-53 142-87 179-87 86-148 86-184 86 54-215 108-430 162-646z">
              <text:p/>
            </draw:path>
            <draw:path draw:style-name="gr3" draw:text-style-name="P3" draw:layer="layout" svg:width="0.368cm" svg:height="0.309cm" svg:x="5.425cm" svg:y="8.715cm" svg:viewBox="0 0 369 310" svg:d="M140 229c-9 26-31 62-64 62-3 0-26 0-40-8 28-12 31-34 31-40 0-14-11-25-28-25-19 0-39 17-39 42 0 34 39 50 73 50 31 0 58-19 78-50 17 37 53 50 81 50 79 0 121-86 121-106 0-8-9-8-12-8-8 0-8 3-11 11-17 48-56 84-95 84-28 0-42-20-42-45 0-17 17-81 36-156 14-54 45-70 68-70 12 2 22 0 36 8-22 8-31 25-31 39s11 25 28 25 39-14 39-42c0-39-44-50-72-50-34 0-62 22-76 48-14-28-45-48-84-48-75 0-120 84-120 106 0 9 8 9 11 9 8 0 11-3 14-12 17-55 59-83 92-83 25 0 42 11 42 44 0 14-8 48-14 73-7 31-15 62-22 92z">
              <text:p/>
            </draw:path>
          </draw:g>
        </draw:g>
        <draw:g>
          <svg:title>TexMaths</svg:title>
          <svg:desc>28§inline§p, p_x, p_y, u, v, u_x, v_x, u_y, v_y§svg§600§FALSE§</svg:desc>
          <draw:g>
            <draw:path draw:style-name="gr2" draw:text-style-name="P2" draw:layer="layout" svg:width="10.885cm" svg:height="0.619cm" svg:x="8.605cm" svg:y="3.59cm" svg:viewBox="0 0 10886 620" svg:d="M5442 620c-1814 0-3628 0-5442 0 0-207 0-413 0-620 3629 0 7257 0 10886 0 0 207 0 413 0 620-1815 0-3629 0-5444 0z">
              <text:p/>
            </draw:path>
            <draw:path draw:style-name="gr3" draw:text-style-name="P3" draw:layer="layout" svg:width="0.514cm" svg:height="0.622cm" svg:x="8.555cm" svg:y="3.54cm" svg:viewBox="0 0 515 623" svg:d="M76 553c-9 33-9 39-54 39-11 0-22 0-22 19 0 9 6 12 14 12 25 0 53-3 81-3 34 0 67 3 98 3 6 0 17 0 17-20 0-11-8-11-22-11-51 0-51-6-51-14 0-14 42-173 51-196 11 28 39 62 89 62 115 0 238-142 238-288 0-92-56-156-132-156-50 0-97 36-128 73-11-51-53-73-90-73-45 0-64 39-73 56-16 33-30 92-30 95 0 11 11 11 14 11 8 0 8-3 16-22 17-70 37-118 70-118 17 0 31 9 31 45 0 22-3 34-5 50-38 145-75 291-112 436zM249 128c9-27 34-55 51-69 36-31 64-37 81-37 39 0 61 34 61 92 0 59-31 171-50 207-34 70-78 101-115 101-67 0-78-81-78-87 0-3 0-3 3-17 15-63 31-126 47-190z">
              <text:p/>
            </draw:path>
            <draw:path draw:style-name="gr3" draw:text-style-name="P3" draw:layer="layout" svg:width="0.117cm" svg:height="0.292cm" svg:x="9.165cm" svg:y="3.869cm" svg:viewBox="0 0 118 293" svg:d="M118 103c0-64-26-103-65-103-31 0-53 25-53 53 0 25 22 50 53 50 11 0 25-2 34-11 3-3 4-2 5-3 3 0 3 0 3 14 0 73-34 131-67 162-12 11-11 14-11 17 0 6 5 11 11 11 8 0 90-75 90-190z">
              <text:p/>
            </draw:path>
            <draw:path draw:style-name="gr3" draw:text-style-name="P3" draw:layer="layout" svg:width="0.514cm" svg:height="0.622cm" svg:x="9.487cm" svg:y="3.54cm" svg:viewBox="0 0 515 623" svg:d="M76 553c-9 33-9 39-54 39-11 0-22 0-22 19 0 9 6 12 14 12 25 0 53-3 81-3 34 0 67 3 98 3 6 0 17 0 17-20 0-11-8-11-22-11-51 0-51-6-51-14 0-14 42-173 51-196 11 28 39 62 89 62 115 0 238-142 238-288 0-92-56-156-132-156-50 0-97 36-128 73-11-51-53-73-90-73-45 0-64 39-73 56-16 33-30 92-30 95 0 11 11 11 14 11 8 0 8-3 16-22 17-70 37-118 70-118 17 0 31 9 31 45 0 22-3 34-5 50-38 145-75 291-112 436zM249 128c9-27 34-55 51-69 36-31 64-37 81-37 39 0 61 34 61 92 0 59-31 171-50 207-34 70-78 101-115 101-67 0-78-81-78-87 0-3 0-3 3-17 15-63 31-126 47-190z">
              <text:p/>
            </draw:path>
            <draw:path draw:style-name="gr3" draw:text-style-name="P3" draw:layer="layout" svg:width="0.368cm" svg:height="0.306cm" svg:x="10.047cm" svg:y="3.819cm" svg:viewBox="0 0 369 307" svg:d="M140 229c-8 22-31 59-67 59-12-3-23 0-37-9 28-8 31-33 31-39 0-14-11-25-28-25-19 0-39 17-39 42 0 36 39 50 73 50 31 0 59-19 75-47 17 36 56 47 84 47 79 0 121-84 121-103 0-11-9-11-11-11-9 0-12 5-14 14-14 47-56 81-93 81-28 0-42-17-42-45 0-17 17-78 34-156 14-51 45-70 70-70 12 3 22 0 36 11-22 6-31 25-31 36 0 17 12 25 28 25 17 0 39-11 39-42 0-36-44-47-72-47-34 0-62 22-76 47-14-27-45-47-84-47-78 0-120 84-120 103 0 9 8 9 11 9 8 0 8-3 14-11 17-54 59-84 92-84 23 0 42 14 42 47 0 11-8 48-14 70-7 32-15 63-22 95z">
              <text:p/>
            </draw:path>
            <draw:path draw:style-name="gr3" draw:text-style-name="P3" draw:layer="layout" svg:width="0.117cm" svg:height="0.292cm" svg:x="10.593cm" svg:y="3.869cm" svg:viewBox="0 0 118 293" svg:d="M118 103c0-64-26-103-65-103-33 0-53 25-53 53 0 25 20 50 53 50 11 0 25-2 34-11 3-3 4-2 5-3 1 5 3 0 3 14 0 73-36 132-67 162-11 11-11 14-11 17 0 6 5 11 11 11 8 0 90-75 90-190z">
              <text:p/>
            </draw:path>
            <draw:path draw:style-name="gr3" draw:text-style-name="P3" draw:layer="layout" svg:width="0.514cm" svg:height="0.622cm" svg:x="10.915cm" svg:y="3.54cm" svg:viewBox="0 0 515 623" svg:d="M76 553c-9 33-9 39-54 39-11 0-22 0-22 19 0 9 6 12 14 12 25 0 53-3 81-3 34 0 67 3 98 3 6 0 17 0 17-20 0-11-8-11-22-11-51 0-51-6-51-14 0-14 42-173 51-196 11 28 39 62 89 62 115 0 238-142 238-288 0-92-56-156-132-156-50 0-97 36-128 73-11-51-53-73-90-73-45 0-64 39-73 56-16 33-30 92-30 95 0 11 7 7 11 11 11 0 11-3 17-22 16-70 36-118 72-118 17 0 31 9 31 45 0 22-3 34-5 50-38 145-75 291-112 436zM249 128c6-27 34-55 51-69 36-31 64-37 81-37 39 0 61 34 61 92 0 59-31 171-50 207-34 70-78 101-115 101-67 0-78-81-78-87 0-3 0-3 3-17 15-63 31-126 47-190z">
              <text:p/>
            </draw:path>
            <draw:path draw:style-name="gr3" draw:text-style-name="P3" draw:layer="layout" svg:width="0.352cm" svg:height="0.44cm" svg:x="11.475cm" svg:y="3.819cm" svg:viewBox="0 0 353 441" svg:d="M350 42c3-8 3-11 3-14 0-14-11-22-23-22-8 0-22 2-28 16-2 3-8 25-11 39-5 19-9 38-14 56-5 17-25 104-28 112-28 19-31 59-84 59-47 0-47-45-47-56 0-37 14-81 36-134 8-23 11-28 11-42 0-31-28-56-64-56-70 0-101 92-101 103 0 9 8 9 11 9 9 0 11-3 11-11 17-56 48-84 76-84 11 0 17 8 17 25s-6 31-9 39c-33 84-42 109-42 140 0 11 0 44 28 67 23 16 51 19 70 19 26 0 51-8 73-31-8 39-17 67-45 101-19 22-44 45-81 45-5 0-39 0-53-23 36-5 36-36 36-39 0-22-19-25-25-25-17 0-39 14-39 45 0 36 31 61 81 61 70 0 154-53 177-139 21-87 42-174 64-260z">
              <text:p/>
            </draw:path>
            <draw:path draw:style-name="gr3" draw:text-style-name="P3" draw:layer="layout" svg:width="0.114cm" svg:height="0.292cm" svg:x="11.998cm" svg:y="3.869cm" svg:viewBox="0 0 115 293" svg:d="M115 103c0-64-23-103-62-103-33 0-53 25-53 53 0 25 20 50 53 50 11 0 25-2 34-11 3-3 4-2 5-3 1 5 3 0 3 14 0 73-36 132-67 162-11 11-11 14-11 17 0 6 5 11 8 11 11 0 90-75 90-190z">
              <text:p/>
            </draw:path>
            <draw:path draw:style-name="gr3" draw:text-style-name="P3" draw:layer="layout" svg:width="0.506cm" svg:height="0.443cm" svg:x="12.379cm" svg:y="3.54cm" svg:viewBox="0 0 507 444" svg:d="M316 380c12 39 45 64 90 64 33 0 56-22 73-53 14-36 28-95 28-98 0-8-9-8-12-8-11 0-11 3-14 17-14 53-33 120-72 120-23 0-31-12-31-45 0-22 11-67 19-101 10-35 19-70 28-106 3-14 12-53 17-67 3-22 14-58 14-64 0-19-14-28-28-28-5 0-31 0-39 34-20 72-61 243-73 296-2 2-42 81-114 81-51 0-59-42-59-79 0-55 28-134 53-201 11-28 17-41 17-61 0-45-34-81-81-81-96 0-132 142-132 151 0 11 11 11 14 11 8 0 11-3 14-20 25-83 62-120 101-120 8 0 25 0 25 31 0 25-11 53-17 67-36 98-59 159-59 207 0 92 68 117 121 117 67 0 101-45 117-64z">
              <text:p/>
            </draw:path>
            <draw:path draw:style-name="gr3" draw:text-style-name="P3" draw:layer="layout" svg:width="0.114cm" svg:height="0.292cm" svg:x="13cm" svg:y="3.869cm" svg:viewBox="0 0 115 293" svg:d="M115 103c0-64-25-103-65-103-30 0-50 25-50 53 0 25 20 50 50 50 12 0 26-2 37-11 3-3 2-2 3-3 2 0 2 0 2 14 0 73-33 132-67 162-11 11-11 14-11 17 0 6 6 11 11 11 11 0 90-75 90-190z">
              <text:p/>
            </draw:path>
            <draw:path draw:style-name="gr3" draw:text-style-name="P3" draw:layer="layout" svg:width="0.43cm" svg:height="0.443cm" svg:x="13.381cm" svg:y="3.54cm" svg:viewBox="0 0 431 444" svg:d="M431 70c0-53-25-70-42-70-25 0-50 25-50 47 0 14 5 20 17 31 19 20 33 45 33 78 0 42-59 266-176 266-51 0-73-34-73-84 0-56 28-126 59-210 5-14 11-27 11-47 0-45-31-81-81-81-93 0-129 142-129 151 0 11 8 11 11 11 11 0 11-3 17-20 28-97 70-120 98-120 8 0 25 0 25 31 0 25-11 50-17 70-44 112-56 156-56 201 0 103 87 120 132 120 165 0 221-324 221-374z">
              <text:p/>
            </draw:path>
            <draw:path draw:style-name="gr3" draw:text-style-name="P3" draw:layer="layout" svg:width="0.114cm" svg:height="0.292cm" svg:x="13.949cm" svg:y="3.869cm" svg:viewBox="0 0 115 293" svg:d="M115 103c0-64-25-103-65-103-30 0-50 25-50 53 0 25 20 50 50 50 14 0 26-2 37-11 3-3 2-2 3-3 2 0 2 0 2 14 0 73-34 131-67 162-11 11-11 14-11 17 0 6 6 11 11 11 11 0 90-75 90-190z">
              <text:p/>
            </draw:path>
            <draw:path draw:style-name="gr3" draw:text-style-name="P3" draw:layer="layout" svg:width="0.506cm" svg:height="0.443cm" svg:x="14.33cm" svg:y="3.54cm" svg:viewBox="0 0 507 444" svg:d="M316 380c12 39 45 64 87 64 34 0 56-22 73-53 17-36 31-95 31-98 0-8-12-8-14-8-9 0-12 3-14 17-14 53-31 120-73 120-20 0-31-12-31-45 0-22 11-67 20-101 9-35 18-70 28-106 2-14 14-53 16-67 6-22 14-58 14-64 0-19-14-28-28-28-5 0-30 0-39 34-17 72-61 243-72 296 0 2-40 81-112 81-51 0-62-42-62-79 0-55 28-134 53-201 11-28 17-41 17-61 0-45-31-81-81-81-93 0-129 142-129 151 0 11 8 11 11 11 11 0 11-3 17-20 25-83 62-120 98-120 8 0 25 0 25 31 0 25-11 53-17 67-36 98-56 159-56 207 0 92 68 117 121 117 64 0 101-45 117-64z">
              <text:p/>
            </draw:path>
            <draw:path draw:style-name="gr3" draw:text-style-name="P3" draw:layer="layout" svg:width="0.366cm" svg:height="0.306cm" svg:x="14.898cm" svg:y="3.819cm" svg:viewBox="0 0 367 307" svg:d="M137 229c-5 22-28 59-64 59-3 0-23 0-37-9 28-8 31-33 31-39 0-14-14-25-28-25-19 0-39 17-39 42 0 36 36 50 73 50 31 0 59-19 75-47 17 36 56 47 82 47 81 0 123-84 123-103 0-11-8-8-11-11-12 0-12 5-14 14-14 47-56 81-96 81-28 0-42-17-42-45 0-17 17-78 37-156 14-51 45-70 67-70 3 0 22 0 39 11-22 6-31 25-31 36 0 17 13 25 28 25 16 0 37-11 37-42 0-36-42-47-70-47-37 0-62 22-79 47-11-27-44-47-81-47-78 0-123 84-123 103 0 9 11 9 14 9 8 0 8-3 11-11 17-54 62-84 95-84 23 0 42 14 42 47 0 11-8 48-14 70-8 32-16 63-25 95z">
              <text:p/>
            </draw:path>
            <draw:path draw:style-name="gr3" draw:text-style-name="P3" draw:layer="layout" svg:width="0.114cm" svg:height="0.292cm" svg:x="15.444cm" svg:y="3.869cm" svg:viewBox="0 0 115 293" svg:d="M115 103c0-64-25-103-62-103-33 0-53 25-53 53 0 25 20 50 53 50 11 0 23-2 34-11 3-3 3-3 5-3 0 5 0 0 0 14 0 73-33 132-64 162-11 11-11 14-11 17 0 6 3 11 8 11 11 0 90-75 90-190z">
              <text:p/>
            </draw:path>
            <draw:path draw:style-name="gr3" draw:text-style-name="P3" draw:layer="layout" svg:width="0.43cm" svg:height="0.443cm" svg:x="15.825cm" svg:y="3.54cm" svg:viewBox="0 0 431 444" svg:d="M431 70c0-53-25-70-42-70-25 0-47 25-47 47 0 14 5 20 14 31 22 20 33 45 33 78 0 42-59 266-173 266-51 0-73-34-73-84 0-56 25-126 56-210 8-14 11-27 11-47 0-45-31-81-78-81-93 0-132 142-132 151 0 11 7 7 11 11 11 0 11-3 17-20 28-97 70-120 101-120 5 0 22 0 22 31 0 25-8 50-17 70-42 112-56 156-56 201 0 103 87 120 132 120 165 0 221-324 221-374z">
              <text:p/>
            </draw:path>
            <draw:path draw:style-name="gr3" draw:text-style-name="P3" draw:layer="layout" svg:width="0.368cm" svg:height="0.306cm" svg:x="16.306cm" svg:y="3.819cm" svg:viewBox="0 0 369 307" svg:d="M140 229c-8 22-31 59-67 59-12-3-23 0-37-9 28-8 31-33 31-39 0-14-11-25-28-25-19 0-39 17-39 42 0 36 39 50 73 50 31 0 59-19 78-47 14 36 53 47 81 47 79 0 121-84 121-103 0-11-9-11-11-11-9 0-12 5-14 14-14 47-54 81-93 81-28 0-42-17-42-45 0-17 17-78 37-156 11-51 44-70 67-70 12 3 22 0 36 11-22 6-31 25-31 36 0 17 12 25 28 25 17 0 39-11 39-42 0-36-44-47-72-47-34 0-62 22-76 47-14-27-45-47-84-47-75 0-120 84-120 103 0 9 8 9 11 9 8 0 8-3 14-11 17-54 59-84 92-84 23 0 42 14 42 47 0 11-8 48-14 70-7 32-15 63-22 95z">
              <text:p/>
            </draw:path>
            <draw:path draw:style-name="gr3" draw:text-style-name="P3" draw:layer="layout" svg:width="0.117cm" svg:height="0.292cm" svg:x="16.852cm" svg:y="3.869cm" svg:viewBox="0 0 118 293" svg:d="M118 103c0-64-26-103-65-103-33 0-53 25-53 53 0 25 20 50 53 50 11 0 25-2 34-11 3-3 4-2 5-3 3 0 3 0 3 14 0 73-34 131-67 162-12 11-11 14-11 17 0 6 5 11 11 11 8 0 90-75 90-190z">
              <text:p/>
            </draw:path>
            <draw:path draw:style-name="gr3" draw:text-style-name="P3" draw:layer="layout" svg:width="0.503cm" svg:height="0.443cm" svg:x="17.235cm" svg:y="3.54cm" svg:viewBox="0 0 504 444" svg:d="M314 380c11 39 47 64 89 64 34 0 56-22 73-53 17-36 28-95 28-98 0-8-9-8-11-8-9 0-12 3-14 17-14 53-31 120-73 120-23 0-31-12-31-45 0-22 11-67 20-101 9-35 18-70 28-106 2-14 11-53 16-67 3-22 14-58 14-64 0-19-14-28-28-28-5 0-30 0-39 34-19 72-61 243-72 296-3 2-42 81-112 81-54 0-62-42-62-79 0-55 28-134 53-201 11-28 17-41 17-61 0-45-31-81-81-81-93 0-129 142-129 151 0 11 8 11 11 11 9 0 11-3 14-20 25-83 65-120 101-120 8 0 25 0 25 31 0 25-11 53-17 67-36 98-58 159-58 207 0 92 70 117 123 117 64 0 98-45 115-64z">
              <text:p/>
            </draw:path>
            <draw:path draw:style-name="gr3" draw:text-style-name="P3" draw:layer="layout" svg:width="0.352cm" svg:height="0.44cm" svg:x="17.801cm" svg:y="3.819cm" svg:viewBox="0 0 353 441" svg:d="M350 42c3-8 3-11 3-14 0-14-11-22-23-22-5 0-19 2-28 16-2 3-8 25-11 39-5 19-9 38-14 56-3 17-25 104-28 112-28 19-31 59-84 59-47 0-47-45-47-56 0-37 16-81 36-134 8-23 11-28 11-42 0-31-28-56-64-56-70 0-101 92-101 103 0 9 7 6 11 9 11 0 11-3 14-11 17-56 45-84 73-84 14 0 17 8 17 25s-6 31-9 39c-33 84-39 109-39 140 0 11 0 44 25 67 23 16 51 19 70 19 28 0 54-8 76-31-8 39-17 67-45 101-19 22-47 45-84 45-5 0-36 0-50-23 36-5 36-36 36-39 0-22-19-25-28-25-17 0-39 14-39 45 0 36 34 61 81 61 70 0 154-53 177-139 21-87 42-174 64-260z">
              <text:p/>
            </draw:path>
            <draw:path draw:style-name="gr3" draw:text-style-name="P3" draw:layer="layout" svg:width="0.114cm" svg:height="0.292cm" svg:x="18.327cm" svg:y="3.869cm" svg:viewBox="0 0 115 293" svg:d="M115 103c0-64-25-103-65-103-30 0-50 25-50 53 0 25 20 50 50 50 14 0 26-2 37-11 3-3 2-2 3-3 2 0 2 0 2 14 0 73-34 131-67 162-11 11-11 14-11 17 0 6 6 11 11 11 11 0 90-75 90-190z">
              <text:p/>
            </draw:path>
            <draw:path draw:style-name="gr3" draw:text-style-name="P3" draw:layer="layout" svg:width="0.43cm" svg:height="0.443cm" svg:x="18.708cm" svg:y="3.54cm" svg:viewBox="0 0 431 444" svg:d="M431 70c0-53-25-70-42-70-25 0-50 25-50 47 0 14 5 20 17 31 19 20 33 45 33 78 0 42-59 266-176 266-48 0-73-34-73-84 0-56 28-126 59-210 5-14 11-27 11-47 0-45-31-81-81-81-93 0-129 142-129 151 0 11 8 11 11 11 11 0 11-3 17-20 28-97 70-120 98-120 8 0 25 0 25 31 0 25-11 50-17 70-42 112-56 156-56 201 0 103 87 120 132 120 165 0 221-324 221-374z">
              <text:p/>
            </draw:path>
            <draw:path draw:style-name="gr3" draw:text-style-name="P3" draw:layer="layout" svg:width="0.352cm" svg:height="0.44cm" svg:x="19.189cm" svg:y="3.819cm" svg:viewBox="0 0 353 441" svg:d="M350 42c3-8 3-11 3-14 0-14-11-22-23-22-8 0-22 2-28 16-2 3-8 25-11 39-5 19-11 38-17 56-2 17-25 104-25 112-3 0-31 59-87 59-44 0-44-45-44-56 0-37 14-81 36-134 8-23 11-28 11-42 0-31-28-56-67-56-67 0-98 92-98 103 0 9 8 9 11 9 9 0 9-3 11-11 17-56 48-84 76-84 11 0 17 8 17 25s-6 31-11 39c-31 84-40 109-40 140 0 11 0 44 28 67 20 16 51 19 68 19 28 0 53-8 75-31-8 39-17 67-45 101-19 22-47 45-84 45-2 0-36 0-50-23 36-5 36-36 36-39 0-22-19-25-25-25-17 0-42 14-42 45 0 36 34 61 84 61 70 0 154-53 174-139 22-87 45-174 67-260z">
              <text:p/>
            </draw:path>
          </draw:g>
        </draw:g>
        <draw:measure draw:style-name="gr8" draw:text-style-name="P7" draw:layer="measurelines" svg:x1="6.594cm" svg:y1="16.446cm" svg:x2="21.811cm" svg:y2="16.351cm">
          <text:p text:style-name="P7"><text:span text:style-name="T1"><text:measure text:kind="gap"/></text:span><text:span text:style-name="T1">2 m</text:span></text:p>
        </draw:measure>
        <draw:measure draw:style-name="gr9" draw:text-style-name="P8" draw:layer="measurelines" svg:x1="18.67cm" svg:y1="12.176cm" svg:x2="18.67cm" svg:y2="15.986cm">
          <text:p text:style-name="P8"><text:span text:style-name="T1">0.5 m</text:span></text:p>
        </draw:measure>
        <draw:g>
          <svg:title>TexMaths</svg:title>
          <svg:desc>28§display§x§svg§600§FALSE§</svg:desc>
          <draw:g>
            <draw:path draw:style-name="gr2" draw:text-style-name="P2" draw:layer="layout" svg:width="0.411cm" svg:height="0.339cm" svg:x="5.777cm" svg:y="19.595cm" svg:viewBox="0 0 412 340" svg:d="M0 0c137 0 275 0 412 0 0 113 0 227 0 340-137 0-275 0-412 0 0-113 0-227 0-340z">
              <text:p/>
            </draw:path>
            <draw:path draw:style-name="gr3" draw:text-style-name="P3" draw:layer="layout" svg:width="0.483cm" svg:height="0.439cm" svg:x="5.755cm" svg:y="19.545cm" svg:viewBox="0 0 484 440" svg:d="M298 136c5-25 28-114 94-114 6 0 28 0 50 11-27 6-47 31-47 53 0 17 11 34 36 34 23 0 53-17 53-56 0-50-58-64-89-64-58 0-92 50-103 75-25-67-78-75-106-75-100 0-155 125-155 150 0 9 8 9 11 9 8 0 11 0 14-11 33-103 97-126 128-126 19 0 53 9 53 64 0 31-17 95-53 231-14 62-48 101-92 101-6 0-28 0-47-11 25-6 44-25 44-53 0-25-19-34-36-34-28 0-53 25-53 56 0 45 50 64 92 64 64 0 100-67 103-75 11 36 44 75 103 75 100 0 156-125 156-150 0-9-9-9-12-9-8 0-11 3-13 11-31 103-98 126-128 126-39 0-53-31-53-64 0-20 5-42 16-84 11-44 23-89 34-13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0:50:17.581081952</meta:creation-date>
    <dc:date>2022-06-14T19:25:09.164789809</dc:date>
    <meta:editing-duration>P1DT1H32M1S</meta:editing-duration>
    <meta:editing-cycles>6</meta:editing-cycles>
    <meta:generator>LibreOffice/6.4.7.2$Linux_X86_64 LibreOffice_project/40$Build-2</meta:generator>
    <meta:document-statistic meta:object-count="234"/>
  </office:meta>
</office:document-meta>
</file>